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3401 bp</text:p>
      <text:p text:style-name="Preformatted_20_Text">Sequence 2: Masked <text:s text:c="4"/>334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5</text:p>
      <text:p text:style-name="Preformatted_20_Text">Guide tree file created: <text:s text:c="2"/><text:a xlink:type="simple" xlink:href="https://www.genome.jp/tools-bin/pushfile?220404200540ildYE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34619</text:p>
      <text:p text:style-name="Preformatted_20_Text">Alignment Score 185937</text:p>
      <text:p text:style-name="Preformatted_20_Text"/>
      <text:p text:style-name="Preformatted_20_Text">CLUSTAL-Alignment file created <text:s/><text:a xlink:type="simple" xlink:href="https://www.genome.jp/tools-bin/pushfile?220404200540ildYE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00540ildYE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CTAGTTGTAACACTTTGTCAATGGGGATAGCTGATATCTGAATGGTTGTGTTTTTGTTTT</text:p>
      <text:p text:style-name="Preformatted_20_Text">Masked <text:s text:c="9"/>CTAGTTGTAACACTTTGTCAATGGGGATAGCTGATATCTGAATGGTTGTGTTTT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TTTTTTCCTGTTAATACTAAGTATAAACTTGAAATAGTATAAATCAAATGCCTAA</text:p>
      <text:p text:style-name="Preformatted_20_Text">Masked <text:s text:c="9"/>TGGTTTTTTTTCCTGTTAATACTAAGTATAAACTTGAAATAGTATAAATCAAATG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TGCTGAACTGGAGATCTAAGAAAATCAACTTGAAGACAGCCTTAGTACTCAATTC</text:p>
      <text:p text:style-name="Preformatted_20_Text">Masked <text:s text:c="9"/>GCAGTTGCTGAACTGGAGATCTAAGAAAATCAACTTGAAGACAGCCTTAGTACTC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GTCATGCAATTATATAAACCTTTCTTGCACTTTCTGTAATGCAAAGAAGCTATGA</text:p>
      <text:p text:style-name="Preformatted_20_Text">Masked <text:s text:c="9"/>AGCAGGTCATGCAATTATATAAACCTTTCTTGCACTTTCTGTAATGCAAAGAAGC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AATATTTGTCTCAAACTGGAAATGTAGAAACTTCTGGATATTACACTGCTATATA</text:p>
      <text:p text:style-name="Preformatted_20_Text">Masked <text:s text:c="9"/>ATTTAAATATTTGTCTCAAACTGGAAATGTAGAAACTTCTGGATATTACACTGCTATA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CTGTAGTATCTCAAGTGATGTTACCTAATGACATTAAAAACAAGCAACTCTCATAGC</text:p>
      <text:p text:style-name="Preformatted_20_Text">Masked <text:s text:c="9"/>AAACTGTAGTATCTCAAGTGATGTTACCTAATGACATTAAAAACAAGCAACTCTC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ACATCTGTGTGGCTGCTGGTTTTATCCTTATAACTCAACCTTTTTGTATAATTG</text:p>
      <text:p text:style-name="Preformatted_20_Text">Masked <text:s text:c="9"/>AAAGAAACATCTGTGTGGCTGCTGGTTTTATCCTTATAACTCAACCTTTTTGTAT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ATGGTGTTTGGTGCTGGCTAAGAATTGTTTGTTTCACAAGTTCCTGACATAGCTG</text:p>
      <text:p text:style-name="Preformatted_20_Text">Masked <text:s text:c="9"/>ATTCTATGGTGTTTGGTGCTGGCTAAGAATTGTTTGTTTCACAAGTTCCTGACA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CAGCATTCTCTTAAGTCTTTCTGTAGCATCTTGTGTCTCAGGCCTGTTCAGTATG</text:p>
      <text:p text:style-name="Preformatted_20_Text">Masked <text:s text:c="9"/>TTTGACAGCATTCTCTTAAGTCTTTCTGTAGCATCTTGTGTCTCAGGCCTGTTCA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CTCCTCAGTAAGTTCTCAGCTGACTTAAGCGTTTCCTACTACTAATGTGGACAGC</text:p>
      <text:p text:style-name="Preformatted_20_Text">Masked <text:s text:c="9"/>AGTGGCTCCTCAGTAAGTTCTCAGCTGACTTAAGCGTTTCCTACTACTAATGTGG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GAATAAATAAATAGGAAATTTTCTGTCTTAGGTAGCTGTCAGCCATAATTTTTT</text:p>
      <text:p text:style-name="Preformatted_20_Text">Masked <text:s text:c="9"/>CAACAAGAATAAATAAATAGGAAATTTTCTGTCTTAGGTAGCTGTCAGCCATAA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ATAATTTAGAGTAAGTTCTTGCTTACTTAAATCAGTTGTTATTGGTATTGATTAG</text:p>
      <text:p text:style-name="Preformatted_20_Text">Masked <text:s text:c="9"/>GCTGAATAATTTAGAGTAAGTTCTTGCTTACTTAAATCAGTTGTTATTGGTATTG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TGAAAAATGCCTATTTGGAAGGCAGTTCATTTCCATATTGAAGTATAGGCCTTCA</text:p>
      <text:p text:style-name="Preformatted_20_Text">Masked <text:s text:c="9"/>TAGCTTGAAAAATGCCTATTTGGAAGGCAGTTCATTTCCATATTGAAGTATAGGC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CACTTTTGACTGCAAGGAAATGTGATTTAGTATGTGGAGATACTGTCTAATCTA</text:p>
      <text:p text:style-name="Preformatted_20_Text">Masked <text:s text:c="9"/>AAGAATCACTTTTGACTGCAAGGAAATGTGATTTAGTATGTGGAGATACTGTCTA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AAAAAATTCTACTCTTTAGTGCTTAAGTGAAGGGCTACTCTTTTAAATACACTA</text:p>
      <text:p text:style-name="Preformatted_20_Text">Masked <text:s text:c="9"/>AAACTTAAAAAATTCTACTCTTTAGTGCTTAAGTGAAGGGCTACTCTTTTAAATAC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TTGAAATCAGCAAATAACCATTTAGGAGCTTTTCAAGCTAAAATTAATAGCCCTA</text:p>
      <text:p text:style-name="Preformatted_20_Text">Masked <text:s text:c="9"/>TACATTTGAAATCAGCAAATAACCATTTAGGAGCTTTTCAAGCTAAAATTAATAG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CTGGGGCTTGACAAAAGCTCACAAAATCAATAAGTTATAAAAAACTTGGGTTGTA</text:p>
      <text:p text:style-name="Preformatted_20_Text">Masked <text:s text:c="9"/>TGATGCTGGGGCTTGACAAAAGCTCACAAAATCAATAAGTTATAAAAAACTTGGG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CCTGTTGTGGGTAGGGTTGCCATCCACTAGATCAGGCTGCCCAGGGCCTTATCCA</text:p>
      <text:p text:style-name="Preformatted_20_Text">Masked <text:s text:c="9"/>AGGGACCTGTTGTGGGTAGGGTTGCCATCCA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GTCTGGCCCTGAACACCTCCAGGGATGGGGCATCCATTGCTCTCTGGACAGCCTGT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CCTCACCACTCTCTGTATAAAGAATTTCCACCTAACATACATCTCACTTATTTT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TAAAGCCATTCTCCCTTTTACTATCACTGTCAGACCATGTAAAAAGTTGTTTTT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ATGTTTATAACCTCTCTTTAAATACTGGAAGGCTGCAAAGAGGTTTCCCTAG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TTCTCCAGACTGAACAAGACCAGCTCCCTCTGCATTTATTCATAGGAGAAAT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GCCCTCTGAGGATCCGTAAGACCTCCTCTGAACCTCCTCTGAAAAGTCCACATGTTGT</text:p>
      <text:p text:style-name="Preformatted_20_Text">Masked <text:s text:c="9"/>NNNNNNNNNNNNNNNNNNNNNNNNNNNNNNNNNNNNNNNNNNNNAAAGTCCACATGTTGT</text:p>
      <text:p text:style-name="Preformatted_20_Text"><text:s text:c="60"/>****************</text:p>
      <text:p text:style-name="Preformatted_20_Text"/>
      <text:p text:style-name="Preformatted_20_Text">Unmasked <text:s text:c="7"/>TGATCAGTGTTAGAAGGACCACTTAGAGACTGGTTGGAGATGCTTGCTGGTTGGTTAATT</text:p>
      <text:p text:style-name="Preformatted_20_Text">Masked <text:s text:c="9"/>TGATCAGTGTTAGAAGGACCACTTAGAGACTGGTTGGAGATGCTTGCTGGTTGGT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TAAATGGCCATTTATTCTGACTTACCTTCTGTCTTAAAGAACAATCATTTATGTT</text:p>
      <text:p text:style-name="Preformatted_20_Text">Masked <text:s text:c="9"/>GAGCTTAAATGGCCATTTATTCTGACTTACCTTCTGTCTTAAAGAACAATCATTT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ATATAGCATTAGCTGAAGCTAATGAAGAAACTACAACATTACAAGCATCCGTGTC</text:p>
      <text:p text:style-name="Preformatted_20_Text">Masked <text:s text:c="9"/>GGTATATATAGCATTAGCTGAAGCTAATGAAGAAACTACAACATTACAAGCATCC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TTCTTGCTCAACAAATGAATTTTATGCCAAGGATCAATTTACTGTAGGCTCTAGT</text:p>
      <text:p text:style-name="Preformatted_20_Text">Masked <text:s text:c="9"/>TCATATTCTTGCTCAACAAATGAATTTTATGCCAAGGATCAATTTACTGTAGGCT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GTCAACAGGCTTCTGGGGTAAGGGCAATAGGTAGGGTAGTGAGACTGTGTGATAT</text:p>
      <text:p text:style-name="Preformatted_20_Text">Masked <text:s text:c="9"/>TTAGGGTCAACAGGCTTCTGGGGTAAGGGCAATAGGTAGGGTAGTGAGACTGTGT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GGCACTGCAGCAGCTGCTGGAAGTGTTTACTACTAGTATATGTGTTTACAATAGT</text:p>
      <text:p text:style-name="Preformatted_20_Text">Masked <text:s text:c="9"/>AGATAGGCACTGCAGCAGCTGCTGGAAGTGTTTACTACTAGTATATGTGTTTACA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ACAGTGGAAGGTCTGAGGCATCAGAGCCAGGCAGGGTAAGCTGAGAGTAAAAAGG</text:p>
      <text:p text:style-name="Preformatted_20_Text">Masked <text:s text:c="9"/>TAGTGACAGTGGAAGGTCTGAGGCATCAGAGCCAGGCAGGGTAAGCTGAGAGTAA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CAAAAAACCCTGCGATTACTGAGCCACTGAAAATTGAATGGTTAGAAACATACAC</text:p>
      <text:p text:style-name="Preformatted_20_Text">Masked <text:s text:c="9"/>ATTGTCAAAAAACCCTGCGATTACTGAGCCACTGAAAATTGAATGGTTAGAAAC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GATTCAGTATCTCAGTAACAGCTTACTTCATATGTAACCTGAACATATAATAAATAG</text:p>
      <text:p text:style-name="Preformatted_20_Text">Masked <text:s text:c="9"/>GTCGATTCAGTATCTCAGTAACAGCTTACTTCATATGTAACCTGAACATATAAT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GAAAGTTGAAGAGACTGGTGTATCTTCCTTGCCCAAAATGCAGCTTTCTCAGGTT</text:p>
      <text:p text:style-name="Preformatted_20_Text">Masked <text:s text:c="9"/>TACTTGAAAGTTGAAGAGACTGGTGTATCTTCCTTGCCCAAAATGCAGCTTTCT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AATCAGGTTACATTTGCTTTGTCTCCTCCTGTGTTTATACAAGGAAAGGGCGTCA</text:p>
      <text:p text:style-name="Preformatted_20_Text">Masked <text:s text:c="9"/>TTTGGAATCAGGTTACATTTGCTTTGTCTCCTCCTGTGTTTATACAAGGAAAGGGCG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AGAGTAGAGGGCAATGCACTGCATGCAACAGAAGCCCCATCACACTGTGGAAAATGCA</text:p>
      <text:p text:style-name="Preformatted_20_Text">Masked <text:s text:c="9"/>TTAGAGTAGAGGGCAATGCACTGCATGCAACAGAAGCCCCATCACACTGTGGAA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AGTGGTTGCAGGAGGTCCCGCTGTAGTACAGAGGCAGCAGCATTAACCTGGAAGT</text:p>
      <text:p text:style-name="Preformatted_20_Text">Masked <text:s text:c="9"/>CATCAAGTGGTTGCAGGAGGTCCCGCTGTAGTACAGAGGCAGCAGCATTAACCTG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GAGGGAGAGCTGCTTTGGAGTGGATGGATACTCAGCATGAAAGGCCAAAACTGAA</text:p>
      <text:p text:style-name="Preformatted_20_Text">Masked <text:s text:c="9"/>GTGCAGAGGGAGAGCTGCTTTGGAGTGGATGGATACTCAGCATGAAAGGCCAAA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TTACAAAGAGTAATCCAGGCAAGTTAGACTTCAGTATCTCATCACTCTTCTGCTG</text:p>
      <text:p text:style-name="Preformatted_20_Text">Masked <text:s text:c="9"/>GTAAATTACAAAGAGTAATCCAGGCAAGTTAGACTTCAGTATCTCATCACTCTTC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CATTGCTACCTGTGAAGATACAGTCACCCAAAATTATTGGCCTTGATTTTTAAAA</text:p>
      <text:p text:style-name="Preformatted_20_Text">Masked <text:s text:c="9"/>TGCAGCATTGCTACCTGTGAAGATACAGTCACCCAAAATTATTGGCCTTGATTT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CAAGTCATCCTACAGTGCTTTGGTATGTACAATCTAAGTGTCAAGAGACACATTTT</text:p>
      <text:p text:style-name="Preformatted_20_Text">Masked <text:s text:c="9"/>TGGACAAGTCATCCTACAGTGCTTTGGTATGTACAATCTAAGTGTCAAGAGACA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AACATGATAGCTTTTCACTTACTGAGACCCAGGATTTCATAGTGTTTGAAGTTGG</text:p>
      <text:p text:style-name="Preformatted_20_Text">Masked <text:s text:c="9"/>TCTATAACATGATAGCTTTTCACTTACTGAGACCCAGGATTTCATAGTGTTTGAAG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AAAATGAAGAGTCACACTGGAAATTATAGGTCTTCATCTGAAACCAAACTGGCAA</text:p>
      <text:p text:style-name="Preformatted_20_Text">Masked <text:s text:c="9"/>GCACTAAAATGAAGAGTCACACTGGAAATTATAGGTCTTCATCTGAAACCAAACT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TACACTCAGCAATGTATAAATACTTAGAGAGCTAAGCACTTGCTTGCTTTTTCCA</text:p>
      <text:p text:style-name="Preformatted_20_Text">Masked <text:s text:c="9"/>AGCATTACACTCAGCAATGTATAAATACTTAGAGAGCTAAGCACTTGCTTGCTTT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TAAGTTAGCCTACTAGCAAATAATATGCTTATTCATGAGCTTTCTTTTAACTCAGG</text:p>
      <text:p text:style-name="Preformatted_20_Text">Masked <text:s text:c="9"/>ACTATAAGTTAGCCTACTAGCAAATAATATGCTTATTCATGAGCTTTCTTTTAACT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TTAGACATTTGTTTAGGCTTAAAGACAACTCCACAAGCTTAATATGCTCAGAA</text:p>
      <text:p text:style-name="Preformatted_20_Text">Masked <text:s text:c="9"/>AAAACATTTAGACATTTGTTTAGGCTTAAAGACAACTCCACAAGCTTAATATGC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AAAGTCATATTGAAGCATTATGTCGATTTGAGATGTGCTGGTATGCCTTTGCTTC</text:p>
      <text:p text:style-name="Preformatted_20_Text">Masked <text:s text:c="9"/>ATTAGAAAGTCATATTGAAGCATTATGTCGATTTGAGATGTGCTGGTATGCCTTT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TGAAGGTCATGGCCACGATCTGAAAAGGGGAACTGCAGGTGTCATCTGTATATAA</text:p>
      <text:p text:style-name="Preformatted_20_Text">Masked <text:s text:c="9"/>AAGTATGAAGGTCATGGCCACGATCTGAAAAGGGGAACTGCAGGTGTCATCTGTA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GATTCTCTTCAATAACATGACCCACCAGAAGAGCAGGAGCATGCACAAATGAAT</text:p>
      <text:p text:style-name="Preformatted_20_Text">Masked <text:s text:c="9"/>TTGTTTGATTCTCTTCAATAACATGACCCACCAGAAGAGCAGGAGCATGCACAA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AGGTTTTTTCTCATGTAATTTTAAGCCAGCAAAGTTAGGCAGTTGTTAATCAAAG</text:p>
      <text:p text:style-name="Preformatted_20_Text"><text:soft-page-break/>Masked <text:s text:c="9"/>CTCTGAGGTTTTTTCTCATGTAATTTTAAGCCAGCAAAGTTAGGCAGTTGTTAAT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AGTAATTCTATGAAAGAGGCAGAAAACAGCTAGAAAATGCATCCAAAATATTGAT</text:p>
      <text:p text:style-name="Preformatted_20_Text">Masked <text:s text:c="9"/>TAACAAGTAATTCTATGAAAGAGGCAGAAAACAGCTAGAAAATGCATCCAAAATAT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ATTTAAATACAAACTCAAATGTGATTTTAGTATGCTGCTCAGGGCTATACTGGCA</text:p>
      <text:p text:style-name="Preformatted_20_Text">Masked <text:s text:c="9"/>CTACAATTTAAATACAAACTCAAATGTGATTTTAGTATGCTGCTCAGGGCTATAC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GGTTTTTTGACAG<text:span text:style-name="T1">CTCTTCAGAAAAAGCTTTTCTCAGGGGGATGAGAGTACTGAA</text:span></text:p>
      <text:p text:style-name="Preformatted_20_Text">Masked <text:s text:c="9"/>TGTAGGGTTTTTTGACAG<text:span text:style-name="T1">CTCTTCAGAAAAAGCTTTTCTCAGGGGGATGAGAGTAC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CTGTATCTCCAATAGAGAGAAAGATGAGCAGCTGGAGCACATCAGTGCTCTGTGACCC</text:span></text:p>
      <text:p text:style-name="Preformatted_20_Text">Masked <text:s text:c="9"/><text:span text:style-name="T1">GGCTGTATCTCCAATAGAGAGAAAGATGAGCAGCTGGAGCACATCAGTGCTCTGTGAC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ACCTAGAAAAAGG</text:span>GTAAGCTGTAACTGAATGTCATCATACCAAAGCAACAATCAAA</text:p>
      <text:p text:style-name="Preformatted_20_Text">Masked <text:s text:c="9"/><text:span text:style-name="T1">CTGTACCTAGAAAAAGG</text:span>GTAAGCTGTAACTGAATGTCATCATACCAAAGCAACA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TTATCAGTTTATGGGAAAATATCAAATTGCAGCTCCTAAAATAGCAAGTTCGTG</text:p>
      <text:p text:style-name="Preformatted_20_Text">Masked <text:s text:c="9"/>AAAGCATTATCAGTTTATGGGAAAATATCAAATTGCAGCTCCTAAAATAGCAAGTTC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TAAAACCCATAATCATTTCAGACCTGAAGCCACAATAATAAGGGAAGACTGTGC</text:p>
      <text:p text:style-name="Preformatted_20_Text">Masked <text:s text:c="9"/>ATTTGATAAAACCCATAATCATTTCAGACCTGAAGCCACAATAATAAGGGAAGA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TGTACACAGCTTGTCAAGTACTCACATTGGAAATTTTTGTGCAAAGAAATAGATT</text:p>
      <text:p text:style-name="Preformatted_20_Text">Masked <text:s text:c="9"/>CATGATGTACACAGCTTGTCAAGTACTCACATTGGAAATTTTTGTGCAAAGAAA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GGCCACGTGGACATTCCTATTAAGAACACTACTTTTTCCCCTTTTAAACATTAAA</text:p>
      <text:p text:style-name="Preformatted_20_Text">Masked <text:s text:c="9"/>TTTATGGCCACGTGGACATTCCTATTAAGAACACTACTTTTTCCCCTTTTAAAC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ATCTTTTCAACTAGAATAGATTTGTCTTTCCTTAAGGGTCTCTTTTCAGAGTAC</text:p>
      <text:p text:style-name="Preformatted_20_Text">Masked <text:s text:c="9"/>GAAGCAATCTTTTCAACTAGAATAGATTTGTCTTTCCTTAAGGGTCTCTTTTCAG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ATGAAAGACTTGAAACCAGATAAAATATTTATGATGTTTCCTCACAGGATTCA</text:p>
      <text:p text:style-name="Preformatted_20_Text">Masked <text:s text:c="9"/>AAAAAAAATGAAAGACTTGAAACCAGATAAAATATTTATGATGTTTCCTCACAGG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ATTGAAATAACGAGATAAATAGATAATGTAAGCATCTCTACATAGTTGCTATGAT</text:p>
      <text:p text:style-name="Preformatted_20_Text">Masked <text:s text:c="9"/>AAATAATTGAAATAACGAGATAAATAGATAATGTAAGCATCTCTACATAGTTGCTA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TATTTTTTTTACAACATGAGCTGTCCCAGCAGACTTTCAACCAATAATTTCAC</text:p>
      <text:p text:style-name="Preformatted_20_Text">Masked <text:s text:c="9"/>ATATATATATTTTTTTTACAACATGAGCTGTCCCAGCAGACTTTCAACCAATAAT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TGCTTAATTTTGAAAAGTTATACGTTCAGCTGAAAATTCCTTACTGGTAGTTCT</text:p>
      <text:p text:style-name="Preformatted_20_Text">Masked <text:s text:c="9"/>TGAAGATGCTTAATTTTGAAAAGTTATACGTTCAGCTGAAAATTCCTTACTGGTAGTT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TTTCTCTCTAAGCATATTAAAACTTGTATTAATATTTCAAA<text:span text:style-name="T1">TTTCATACCAGAAGTAT</text:span></text:p>
      <text:p text:style-name="Preformatted_20_Text">Masked <text:s text:c="9"/>CTTTTCTCTCTAAGCATATTAAAACTTGTATTAATATTTCAAA<text:span text:style-name="T1">TTTCATACCAGAAGT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AAGGTTTCAGATAGTTTGGCAGAAAAACATGAC</text:span>TGGTAGACAAGAAGCTGGACATGAG</text:p>
      <text:p text:style-name="Preformatted_20_Text">Masked <text:s text:c="9"/><text:span text:style-name="T1">TGAAGGTTTCAGATAGTTTGGCAGAAAAACATGAC</text:span>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CCAGCAGTGTGCGCCCGCCGCCCGAAAGGACCAACTGTGTTCTGGGCTGCATTAA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TGGCCAGCAGGGAGAGGGAGGTTATTGTCCCCCTCAACTCTTGTGAGGCCCCA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ACTGTGTCCAGGCCTGGGGCCCCCAGTACACGAAAGATACAGAGCTTTTGGAA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CAGAGGAGGGCCACTAAGATGATCAGAGGTCTGGAGCATCTCTCATATGAGG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GGAAACTGGGCTTGTCTAGCTTGGAGAACAGCTAGGATACATACTTTAGGATATTA</text:p>
      <text:p text:style-name="Preformatted_20_Text">Masked <text:s text:c="9"/>NNNNNNNNNNNNNNNNNNNNNNNNNNNNNNNNNNNCTAGGATACATACTTTAGGATATTA</text:p>
      <text:p text:style-name="Preformatted_20_Text"><text:s text:c="51"/>*************************</text:p>
      <text:p text:style-name="Preformatted_20_Text"/>
      <text:p text:style-name="Preformatted_20_Text">Unmasked <text:s text:c="7"/>TGTAAAACTGAACAGTGTAATTTAAAATTAGATGTAGAATGTATAAGTTGTGTGCCTCAA</text:p>
      <text:p text:style-name="Preformatted_20_Text">Masked <text:s text:c="9"/>TGTAAAACTGAACAGTGTAATTTAAAATTAGATGTAGAATGTATAAGTTGTGTGC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TATGTCTCCTGTTCAGTTTTCATTTTATTATTTTAAAGTGTTTGCTTTGTTTCAT</text:p>
      <text:p text:style-name="Preformatted_20_Text">Masked <text:s text:c="9"/>AGGAATATGTCTCCTGTTCAGTTTTCATTTTATTATTTTAAAGTGTTTGCTTTG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TTTTAATTAGAGCTGTGCCCTTCATGCAAATAGCCTGAGAATAGCAGAGAGTGAT</text:p>
      <text:p text:style-name="Preformatted_20_Text">Masked <text:s text:c="9"/>TCCATTTTTAATTAGAGCTGTGCCCTTCATGCAAATAGCCTGAGAATAGCAGAGA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TAAAAGAGAATTTAGTTCTGTTCTGAAAATAAACGAAGGTAAAACTCCAACTGA</text:p>
      <text:p text:style-name="Preformatted_20_Text">Masked <text:s text:c="9"/>CCAGAATAAAAGAGAATTTAGTTCTGTTCTGAAAATAAACGAAGGTAAAACTCCA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GTGGGCATGCAGGAATAGCTTCCATTATCTGGCAAGCCATATGGAATTACTTATT</text:p>
      <text:p text:style-name="Preformatted_20_Text">Masked <text:s text:c="9"/>CCATAGTGGGCATGCAGGAATAGCTTCCATTATCTGGCAAGCCATATGGAATTAC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TATTAAAGTTGAGATCTTTACATAATATACCTAAAAAAAGACTCTTNNNNNNNNNNN</text:p>
      <text:p text:style-name="Preformatted_20_Text">Masked <text:s text:c="9"/>CGTTATTAAAGTTGAGATCTTTACATAATATACCTAAAAAAAGACTCTT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CCGGCACTTGGCCTTGTTGAACCTCATCCCATTCACCTCAGCCCA</text:p>
      <text:p text:style-name="Preformatted_20_Text">Masked <text:s text:c="9"/>NNNNNNNNNNNNNNNCCGNNNNNNNNNNNNNNNNNNNNNNNNNNNNNNNNNNNNNNNNNN</text:p>
      <text:p text:style-name="Preformatted_20_Text"><text:s text:c="16"/>****************** <text:s text:c="41"/></text:p>
      <text:p text:style-name="Preformatted_20_Text"/>
      <text:p text:style-name="Preformatted_20_Text">Unmasked <text:s text:c="7"/>GCGATCCAGCTTATCTAAGTCCCTCTGAAGGGCCTCCCTACCCTCAGGCAGATCCA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CAGCTTGGTGTCATCTGCAAACTTACTGAGGGTACACTCAATCCCCTCGTC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CAATAAAGATATTAAACAAGATGGGCCCCAGTACCGACCCCTGGGGGACACCA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CAGGTCACCATGACTGTTTGCATGGATTGATACTGATAGGATAAGGGAGAATGGTT</text:p>
      <text:p text:style-name="Preformatted_20_Text">Masked <text:s text:c="9"/>NTAACAGGTCACCATGACTGTTTGCATGGATTGATACTNNNNNNNNNNNNNNNNNNNNNN</text:p>
      <text:p text:style-name="Preformatted_20_Text"><text:s text:c="17"/>************************************* <text:s text:c="21"/></text:p>
      <text:p text:style-name="Preformatted_20_Text"/>
      <text:p text:style-name="Preformatted_20_Text">Unmasked <text:s text:c="7"/>TAAAACTGAGACAGGGGAGGTTTAGGTTAGATGTTAGGAGGGAGTTTTTCACACAG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GGCACTGGAACAGGTTGCCCAAGGAGGCTGTGGATGCCCCATGCTTGGAGACA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CCAGGCTGGATGTGGCTCTGGGCAGCCTGGTCTGGTGGTTGGCGACCCTGCACG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GAGGTTGAAACTCAGTGATCTTTGTGGTCCCTTTCAACCCAGGCCATTCAATGAT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<text:span text:style-name="T1">ATGCTACGTAGAGCTGTGAAATTGACCATGTCTGTCTCACAAAACCAGAACCAGACTGGC</text:span></text:p>
      <text:p text:style-name="Preformatted_20_Text">Masked <text:s text:c="9"/><text:span text:style-name="T1">ATGCTACGTAGAGCTGTGAAATTGACCATGTCTGTCTCACAAAACCAGAACCAGACTG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TGACTTTCAATGTAAATCTG</text:span>TTAGGTTTGTTTTTGTTCCATAGTGACTTGTGTTCTAA</text:p>
      <text:p text:style-name="Preformatted_20_Text">Masked <text:s text:c="9"/><text:span text:style-name="T1">ACTGACTTTCAATGTAAATCTG</text:span>TTAGGTTTGTTTTTGTTCCATAGTGACTTGTGTT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AAAGCATGCTTTACTCAGTTCTATGAAGAAGTTCACCCAGTTTCTATTTAAGTC</text:p>
      <text:p text:style-name="Preformatted_20_Text">Masked <text:s text:c="9"/>TTCAGCAAAGCATGCTTTACTCAGTTCTATGAAGAAGTTCACCCAGTTTCTATTTA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GAATATACAAAAAATACATATGTTTTAGTGATTTTCTACTAGGGAATGCTTTCCC</text:p>
      <text:p text:style-name="Preformatted_20_Text">Masked <text:s text:c="9"/>AAACTGAATATACAAAAAATACATATGTTTTAGTGATTTTCTACTAGGGAATGCTT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AGAGCTTTAATGCTACAGATTAAAGAAAGTATCCAGTATGTAGATGTGTGGGTTT</text:p>
      <text:p text:style-name="Preformatted_20_Text">Masked <text:s text:c="9"/>TAAGCAGAGCTTTAATGCTACAGATTAAAGAAAGTATCCAGTATGTAGATGTGTG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CAAAGTCAAAACCAAAACATGCAAAATGCTTAAGAAAAGGGTATGTTCCTCTGATC</text:p>
      <text:p text:style-name="Preformatted_20_Text">Masked <text:s text:c="9"/>TGGGCAAAGTCAAAACCAAAACATGCAAAATGCTTAAGAAAAGGGTATGTTCCTCT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TATAACTTTGGTCAGATTTAAATTCTTTTCCTGATTTTTTCACTCAGTGTTTTT</text:p>
      <text:p text:style-name="Preformatted_20_Text">Masked <text:s text:c="9"/>TCTCATTATAACTTTGGTCAGATTTAAATTCTTTTCCTGATTTTTTCACTCAG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ATCCATAATAGGAGTGTTTTTTTCTTCTAGCATACATTTCTACCTCGTACACAA</text:p>
      <text:p text:style-name="Preformatted_20_Text">Masked <text:s text:c="9"/>TAAACTATCCATAATAGGAGTGTTTTTTTCTTCTAGCATACATTTCTACCTCGT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TGCTTTATGAAAAATCACTGAGAAAAATATAGGACTGAAGGAAAACTAGTGAAATG</text:p>
      <text:p text:style-name="Preformatted_20_Text">Masked <text:s text:c="9"/>TAACTGCTTTATGAAAAATCACTGAGAAAAATATAGGACTGAAGGAAAACTAGTG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GGAGGCTTATTGTCTAAGGTGATACGGTACATGCCATCTGGGAACAAGGAAGCTG</text:p>
      <text:p text:style-name="Preformatted_20_Text">Masked <text:s text:c="9"/>GATATGGAGGCTTATTGTCTAAGGTGATACGGTACATGCCATCTGGGAACAAGGA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TTCAAAGATCTGAATTTGTAAAGCAATACAGGCATGGTATATGAATTAATGTAAT</text:p>
      <text:p text:style-name="Preformatted_20_Text">Masked <text:s text:c="9"/>CTAGATTCAAAGATCTGAATTTGTAAAGCAATACAGGCATGGTATATGAATTAAT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GATATATCACAAAAATAAAGTAGCATAAGTTAATGGTAATACCACTAACCAAAA</text:p>
      <text:p text:style-name="Preformatted_20_Text">Masked <text:s text:c="9"/>TTTCAAGATATATCACAAAAATAAAGTAGCATAAGTTAATGGTAATACCACTAAC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AGGAAAGATGGTAGATGAATTTATAGTCATTGCTGATAGTCTTTTTTTTTCAAC</text:p>
      <text:p text:style-name="Preformatted_20_Text">Masked <text:s text:c="9"/>CAGAAAAGGAAAGATGGTAGATGAATTTATAGTCATTGCTGATAGTCTTTTTTTTT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AAAGTCCAGATATAGAATGAAAAATTAGAAAGAATGTGTTTAATTATTAGTTCA</text:p>
      <text:p text:style-name="Preformatted_20_Text">Masked <text:s text:c="9"/>TACTGAAAAGTCCAGATATAGAATGAAAAATTAGAAAGAATGTGTTTAATTATT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ATTGCATGACACCTACAGGTGAGTTAATTAATATCAGATATGTTGTTTTATTATG</text:p>
      <text:p text:style-name="Preformatted_20_Text"><text:soft-page-break/>Masked <text:s text:c="9"/>CAGCCATTGCATGACACCTACAGGTGAGTTAATTAATATCAGATATGTTGTTTTA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GCTATATTTATCTCAAATCTTTAAAAAACAAGTGTACAACAAAATTGTGTATAAC</text:p>
      <text:p text:style-name="Preformatted_20_Text">Masked <text:s text:c="9"/>ATGGAGCTATATTTATCTCAAATCTTTAAAAAACAAGTGTACAACAAAATTGTGT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GTATCTAGCCTCAGTACAATTATTTTTTCTCTTACTTTAGAACACCAACTATTAC</text:p>
      <text:p text:style-name="Preformatted_20_Text">Masked <text:s text:c="9"/>CTATGGTATCTAGCCTCAGTACAATTATTTTTTCTCTTACTTTAGAACACCAACTA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CATATCCTCCAAACAGCAATAATTCAAACAAATCAGAAATAATTCTTTGTTGATAT</text:p>
      <text:p text:style-name="Preformatted_20_Text">Masked <text:s text:c="9"/>AGTTCATATCCTCCAAACAGCAATAATTCAAACAAATCAGAAATAATTCTTTGTT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AATATTTTCCTGTATTCTCCTAAAACACAATTAAAATAATAATCTATTAATGAA</text:p>
      <text:p text:style-name="Preformatted_20_Text">Masked <text:s text:c="9"/>TGAATTAATATTTTCCTGTATTCTCCTAAAACACAATTAAAATAATAATCTATT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GTATAGAAACAATTAGAAGAAATAATAACATTTTGTAATAGAGTGCAGTTCTCCC</text:p>
      <text:p text:style-name="Preformatted_20_Text">Masked <text:s text:c="9"/>AAAGAGTATAGAAACAATTAGAAGAAATAATAACATTTTGTAATAGAGTGCAGTT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AGTTACTTTTCTTAGCTATCTCAGTAAACTAAAAATTAAATTTAGCAATATGGCTTT</text:p>
      <text:p text:style-name="Preformatted_20_Text">Masked <text:s text:c="9"/>ACGAGTTACTTTTCTTAGCTATCTCAGTAAACTAAAAATTAAATTTAGCAATAT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ATTATTATTTGAAGAAAGTGAAAATTGCTCGTTAAGTAATGAAAGAATAAAAGGG</text:p>
      <text:p text:style-name="Preformatted_20_Text">Masked <text:s text:c="9"/>TTATTATTATTATTTGAAGAAAGTGAAAATTGCTCGTTAAGTAATGAAAGAATAA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ATCTCAGTGAAGAATAGCTGGGAGTATCATTTAAAATCTATCTGGAAAAACTATA</text:p>
      <text:p text:style-name="Preformatted_20_Text">Masked <text:s text:c="9"/>GAAAGATCTCAGTGAAGAATAGCTGGGAGTATCATTTAAAATCTATCTGGAAAA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TATATTAG<text:span text:style-name="T1">GTTGATGCATGAAGTGCCAATTTGTGTGTAACAAAGATGATGACTA</text:span></text:p>
      <text:p text:style-name="Preformatted_20_Text">Masked <text:s text:c="9"/>TTTTTTTATATTAG<text:span text:style-name="T1">GTTGATGCATGAAGTGCCAATTTGTGTGTAACAAAGATGATGA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AGATTTTTCTAATGAACTGTAAATTTGTACCACAGTTGCCATGTCATAATGATCACA</text:span></text:p>
      <text:p text:style-name="Preformatted_20_Text">Masked <text:s text:c="9"/><text:span text:style-name="T1">TTGAGATTTTTCTAATGAACTGTAAATTTGTACCACAGTTGCCATGTCATAATGATCA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ACAGGCAGGAAGTTGGCAGGAAGGGGAAAA</text:span>GTATGTAATGAACAAAAACACAGTTTT</text:p>
      <text:p text:style-name="Preformatted_20_Text">Masked <text:s text:c="9"/><text:span text:style-name="T1">TTGACAGGCAGGAAGTTGGCAGGAAGGGGAAAA</text:span>GTATGTAATGAACAAAAACAC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TCTGTGAAGACTCTAAAACTGTCTCCAAAGGCAATAGAAAACAGAAAATACAGGCA</text:p>
      <text:p text:style-name="Preformatted_20_Text">Masked <text:s text:c="9"/>GGGCTCTGTGAAGACTCTAAAACTGTCTCCAAAGGCAATAGAAAACAGAAAATAC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TGAAGTGGAATCATGTTCTCATTTGTGTACTGAAATGCAGTATAGCTTTTGGAAG</text:p>
      <text:p text:style-name="Preformatted_20_Text">Masked <text:s text:c="9"/>TTCCCTGAAGTGGAATCATGTTCTCATTTGTGTACTGAAATGCAGTATAGCTTTT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CTGACAACTGTTTCATGTTGTGTACTTAAAGATGATAAATATCCAGACAGTAAAT</text:p>
      <text:p text:style-name="Preformatted_20_Text">Masked <text:s text:c="9"/>AACATCTGACAACTGTTTCATGTTGTGTACTTAAAGATGATAAATATCCAGACAGTAA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TAAGTAAATCAAGCATTATGCTAATATACAGAATCATATATAGATATGATATGAAAAT</text:p>
      <text:p text:style-name="Preformatted_20_Text">Masked <text:s text:c="9"/>TCTAAGTAAATCAAGCATTATGCTAATATACAGAATCATATATAGATATGATA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CAGTTATTATTTAAATATTATTATTGTTGTTGCTGTCATTATTATTATCATTATT</text:p>
      <text:p text:style-name="Preformatted_20_Text">Masked <text:s text:c="9"/>TCTTACAGNNNNNNNNNNNNNNNNNNNNNNNNNNNNNNNNNNNNNNNNNNNNNNNNNNNN</text:p>
      <text:p text:style-name="Preformatted_20_Text"><text:s text:c="16"/>******** <text:s text:c="51"/></text:p>
      <text:p text:style-name="Preformatted_20_Text"/>
      <text:p text:style-name="Preformatted_20_Text">Unmasked <text:s text:c="7"/>TAAGTAACATTTCATAAGGAATCGGTCATTCCCAATTACCTTACTTACAACTGCCTGCAG</text:p>
      <text:p text:style-name="Preformatted_20_Text">Masked <text:s text:c="9"/>TAAGTAACATTTCATAAGGAATCGGTCATTCCCAATTACCTTACTTACAACTGCC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TTTTTCAGAATTACATTCTTCACTTCCCCAGAAAGTGAAAGAGAAGAAAACACA</text:p>
      <text:p text:style-name="Preformatted_20_Text">Masked <text:s text:c="9"/>CTTTTGTTTTTCAGAATTACATTCTTCACTTCCCCAGAAAGTGAAAGAGAAGAAA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CTACAGTACCACCTTGTGTTGAGATGAAAAGGGTGCAGCCTGCATTTCATTGTGG</text:p>
      <text:p text:style-name="Preformatted_20_Text">Masked <text:s text:c="9"/>GTATACTACAGTACCACCTTGTGTTGAGATGAAAAGGGTGCAGCCTGCATTTCAT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CACGACTGCCCAGCAGTCATCCTTTGTAGCTAGGAGAAATAAGCTTTACAGGCAT</text:p>
      <text:p text:style-name="Preformatted_20_Text">Masked <text:s text:c="9"/>AACAGCACGACTGCCCAGCAGTCATCCTTTGTAGCTAGGAGAAATAAGCTTTACA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GAAGCAGGGTGTTGGTTTTTTTAATTATTTCTATTCTAATAAATTACTGGAGATT</text:p>
      <text:p text:style-name="Preformatted_20_Text">Masked <text:s text:c="9"/>TTTTAGAAGCAGGGTGTTGGTTTTTTTAATTATTTCTATTCTAATAAATTACTGG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GAGACATGTATAGAAGTTTAGTAGTGATGCTGGCAACTTGCATGTCTTGAAACCC</text:p>
      <text:p text:style-name="Preformatted_20_Text">Masked <text:s text:c="9"/>TTCATGAGACATGTATAGAAGTTTAGTAGTGATGCTGGCAACTTGCATGTCTTGAA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CACACTCAGCTAGGTACAGGGACACGTATCAGCCATAAAAATTGTGGTCCTTGG</text:p>
      <text:p text:style-name="Preformatted_20_Text">Masked <text:s text:c="9"/>ATTTTCCACACTCAGCTAGGTACAGGGACACGTATCAGCCATAAAAATTGTGGTC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TGAAAACATTACAGATAGAATATGATAGAACATGATAAAAAGGCAGAACAAACA</text:p>
      <text:p text:style-name="Preformatted_20_Text">Masked <text:s text:c="9"/>GAAGACTGAAAACATTACAGATAGAATATGATAGAACATGATAAAAAGGCAG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ACAAACAAACAAAATGCAATATGGAATCTCCAAAGAAGCAATTGTTTCTGTAAGTATCT</text:p>
      <text:p text:style-name="Preformatted_20_Text">Masked <text:s text:c="9"/>NNNNNNNNNNNNNNATGCAATATGGAATCTCCAAAGAAGCAATTGTTTCTGTAAGTATCT</text:p>
      <text:p text:style-name="Preformatted_20_Text"><text:s text:c="30"/>**********************************************</text:p>
      <text:p text:style-name="Preformatted_20_Text"/>
      <text:p text:style-name="Preformatted_20_Text">Unmasked <text:s text:c="7"/>GCTGAACATTGGTATATAGGTATAGAGAACTACATCCCATGTAATCACTTTTGGGGGTTT</text:p>
      <text:p text:style-name="Preformatted_20_Text">Masked <text:s text:c="9"/>GCTGAACATTGGTATATAGGTATAGAGAACTACATCCCATGTAATCACTTTTGGG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GGTCCAGATTTCCTCTCCTGCAGAGAATTCTACTATTCTCCAAGTCACTCCCTGA</text:p>
      <text:p text:style-name="Preformatted_20_Text">Masked <text:s text:c="9"/>GAGATGGTCCAGATTTCCTCTCCTGCAGAGAATTCTACTATTCTCCAAGTCACTC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GAGACAAAGCTGGAACTACCTGTATATTCCTTACATGCGGATTTTGTGCACTCTT</text:p>
      <text:p text:style-name="Preformatted_20_Text">Masked <text:s text:c="9"/>GAGAAGAGACAAAGCTGGAACTACCTGTATATTCCTTACATGCGGATTTTGTGCA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CAATATTCCCATCAGCAAACAAAGTAATATGAGTTCTAGGGAAAAAAAATAAATA</text:p>
      <text:p text:style-name="Preformatted_20_Text">Masked <text:s text:c="9"/>TATAACAATATTCCCATCAGCAAACAAAGTAATATGAGTTCTAGGGAAAAAAAATAAAT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CAAGGCTAAAAGTAGCTGTTGATATGTCCTTTTTGAACCTACACGAATCACCTTATG</text:p>
      <text:p text:style-name="Preformatted_20_Text">Masked <text:s text:c="9"/>AATCAAGGCTAAAAGTAGCTGTTGATATGTCCTTTTTGAACCTACACGAATCACC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AAATTTTTAGCAGATTTTTTTCTACTTTTTTTTTTTTTTCAATCTTTATTCAAGT</text:p>
      <text:p text:style-name="Preformatted_20_Text">Masked <text:s text:c="9"/>TTTATAAATTTTTAGCAGANNNNNNNNNNNNNNNNNNNNNNNNNCAATCTTTATTCAAGT</text:p>
      <text:p text:style-name="Preformatted_20_Text"><text:s text:c="16"/>******************* <text:s text:c="24"/>****************</text:p>
      <text:p text:style-name="Preformatted_20_Text"/>
      <text:p text:style-name="Preformatted_20_Text">Unmasked <text:s text:c="7"/>GCTTTCACTGAGTTCAGTTTTAAGTTAATTCATTTCCAATCACATGTGTTCTTAGATATT</text:p>
      <text:p text:style-name="Preformatted_20_Text">Masked <text:s text:c="9"/>GCTTTCACTGAGTTCAGTTTTAAGTTAATTCATTTCCAATCACATGTGTTCTTA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TGAGATATTTTAAATCTAATTTTTATAGATATAGATGGCTGTCCAGGAGATATTT</text:p>
      <text:p text:style-name="Preformatted_20_Text">Masked <text:s text:c="9"/>CAAATTGAGATATTTTAAATCTAATTTTTATAGATATAGATGGCTGTCCAGGAGA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GGGGGNGGGGGAGAAAAAAAAGATTTTTAATGTTTGGTTGCTCTCACACTGCAGA</text:p>
      <text:p text:style-name="Preformatted_20_Text">Masked <text:s text:c="9"/>TTTGGGGGGGNGGGGGAGAAAAAAAAGATTTTTAATGTTTGGTTGCTCTCACACT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GAGCACTGGCGATACTTCTGAAATCATACTCTCATTTTCACACAGCTGGTGTGC</text:p>
      <text:p text:style-name="Preformatted_20_Text">Masked <text:s text:c="9"/>AACTCAGAGCACTGGCGATACTTCTGAAATCATACTCTCATTTTCACACAGCTGG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CTGTGAGACATGGCATGTCCAGACAGCTATGAGAAGGACACAGTCTGTGGAGCTCT</text:p>
      <text:p text:style-name="Preformatted_20_Text">Masked <text:s text:c="9"/>CCATCTGTGAGACATGGCATGTCCAGACAGCTATGAGAAGGACACAGTCTGTGGA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CAGGACATGCAACATGTTGTGACCAAACAAGGGAATAGACAAATCATCAAAGAAA</text:p>
      <text:p text:style-name="Preformatted_20_Text">Masked <text:s text:c="9"/>CACATCAGGACATGCAACATGTTGTGACCAAACAAGGGAATAGACAAATCATC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GCAAAACAAGGTTTTTGTTGGAGTTTGTGTCTGTTGCCTTCTCAACATCTGGTT</text:p>
      <text:p text:style-name="Preformatted_20_Text">Masked <text:s text:c="9"/>AGTGTAGCAAAACAAGGTTTTTGTTGGAGTTTGTGTCTGTTGCCTTCTCAACATCT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CTCTGTGCCCCATACACTGGCTCTCAGCAACTTGGGAATCTTGAGATCATGCTGC</text:p>
      <text:p text:style-name="Preformatted_20_Text">Masked <text:s text:c="9"/>CTATGCTCTGTGCCCCATACACTGGCTCTCAGCAACTTGGGAATCTTGAGATCATG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CTGCCTGAATGCAGAGCACGAATGATGCCCCGGGGAACCAGGCAAGGCAGCATAT</text:p>
      <text:p text:style-name="Preformatted_20_Text">Masked <text:s text:c="9"/>ACATGCTGCCTGAATGCAGAGCACGAATGATGCCCCGGGGAACCAGGCAAGGC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AGCATTTGCCAGGTCTGATTACAAGCTCAGAATATCAAATTTCAGAGCTTTTTT</text:p>
      <text:p text:style-name="Preformatted_20_Text">Masked <text:s text:c="9"/>GTGCCCAGCATTTGCCAGGTCTGATTACAAGCTCAGAATATCAAATTTCAGAGC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CAATTTGTGGAGAAATCTAAACAAGGATCAAGAAAATTGCATTTCTTCCATCCAT</text:p>
      <text:p text:style-name="Preformatted_20_Text">Masked <text:s text:c="9"/>TTTCTCAATTTGTGGAGAAATCTAAACAAGGATCAAGAAAATTGCATTTCTTCCA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TAAAAATCACAGAATCACAGAATTGTAGGGGTTGGAAGGGACCTCTAGAAAATC</text:p>
      <text:p text:style-name="Preformatted_20_Text">Masked <text:s text:c="9"/>GAAAAATAAAAATCACNNNNNNNNNNNNNNNNNNNNNNNNNNNNNNNNNNNNNNNNNNNN</text:p>
      <text:p text:style-name="Preformatted_20_Text"><text:s text:c="16"/>**************** <text:s text:c="43"/></text:p>
      <text:p text:style-name="Preformatted_20_Text"/>
      <text:p text:style-name="Preformatted_20_Text">Unmasked <text:s text:c="7"/>ATAATCTAGTCCAGCCCCCCTGCAAAGCAGGCGCCGTAGACCATGTTGCACAGGTAGGCA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CCCATGCAGGTCTTGAATATCTCCAGAGAAGGAGACTCCACAACCCCCCTGGGCAG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CGCTCCGTCACCCTCACTGTGAAGAAGTTCTTACTCATGTTTGTGTGGAA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TGCTTTAGTTTGTGGCTGTTTCCCCTCGTTGTCACACACCACTGAAAAGATTCT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GTCCTTTGGCCTCCTGCACCCTAGATATTTATAGACATTGGTAAGATCCCCTAT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TTTCTCAAGGCTGAACAGACCCAGGTTGCTCAGCCTTTCCTCCTAAGAGAGG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GCCTTTTATCATCTTTGTGGCCCTCTGCTGGACTCTTTCCAGGAGAAATCATTTTT</text:p>
      <text:p text:style-name="Preformatted_20_Text">Masked <text:s text:c="9"/>NNNNNNNNNNNNNNNNNNNNNNNNNNNNNNNNNNNNNNNNNNNNNNGAGAAATCATTTTT</text:p>
      <text:p text:style-name="Preformatted_20_Text"><text:s text:c="62"/>**************</text:p>
      <text:p text:style-name="Preformatted_20_Text"/>
      <text:p text:style-name="Preformatted_20_Text">Unmasked <text:s text:c="7"/>GTTTTTCCATTTGTGAAAACCCTGCATTTATTGCCATTACGTTGCCATTAAGGTATTGCG</text:p>
      <text:p text:style-name="Preformatted_20_Text">Masked <text:s text:c="9"/>GTTTTTCCATTTGTGAAAACCCTGCATTTATTGCCATTACGTTGCCATTAAGGTATT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CTTTTCCACTGAGGACAAGATTTCCTGCATAGATCACATCTCCTCTTGGACAGTG</text:p>
      <text:p text:style-name="Preformatted_20_Text">Masked <text:s text:c="9"/>CTCCTCTTTTCCACTGAGGACAAGATTTCCTGCATAGATCACATCTCCTCTTGGA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TCTCTACAAAGTGAGATGTTTTTTTCTGTAAAAGTTTCTGGTCACAAATAGAGCT</text:p>
      <text:p text:style-name="Preformatted_20_Text">Masked <text:s text:c="9"/>TCTTCTCTCTACAAAGTGAGATGTTTTTTTCTGTAAAAGTTTCTGGTCACAAAT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GCAGACAGCCCTGGGAGCCTGGCTCTCCAGAGAGGCTAAATACACAAGGAAA</text:p>
      <text:p text:style-name="Preformatted_20_Text">Masked <text:s text:c="9"/>AAGCAGATGCAGACAGCCCTGGGAGCCTGGCTCTCCAGAGAGGCTAAATACACA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TAAGAACTCCCATGAGAGAAGTCAAATCATTGATTTCAGCTGAATCACATTCTTC</text:p>
      <text:p text:style-name="Preformatted_20_Text">Masked <text:s text:c="9"/>CTGCATAAGAACTCCCATGAGAGAAGTCAAATCATTGATTTCAGCTGAATCACA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AATCAAATTATATTGAGATTCAATCATGTACTTGTTTCATAAAATCAATGAATCA</text:p>
      <text:p text:style-name="Preformatted_20_Text">Masked <text:s text:c="9"/>AACTGAATCAAATTATATTGAGATTCAATCATGTACTTGTTTNNNNNNNNNNNNNNNNNN</text:p>
      <text:p text:style-name="Preformatted_20_Text"><text:s text:c="16"/>****************************************** <text:s text:c="17"/></text:p>
      <text:p text:style-name="Preformatted_20_Text"/>
      <text:p text:style-name="Preformatted_20_Text">Unmasked <text:s text:c="7"/>CTAAGGTTGGAAAAGACCTGTAAGATCATTCAGTCCAACTGTCCACCTACCACCAAT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ACTAAAGCATGTTCTTTAGTATTGTTGTCTACAGGTTTCTTGAAAATCTAC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GACTTAACAGTCTCCATGGACAGCCTGTTCCAGTGCCTGACCACTCTTTTAGGGA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TTGTAATATCCAACCTGAAAGTCCCCTGGCACAACATGAGGCTATTCACTCTC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TTGCTGTTACTTGGAAAAGGAGGCCAACTACCAACAGGTAGTTGTATATGTCAA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CTCCCCTGAGCCTCCTCTTCTCTAGACTAATCCCTGTTCCTCCAGCTATTCCTC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ATGTGCTCCTTTCCTCTCAGCACCTTCAAAGAACACTGAAAATTTTCAAGGAGAAA</text:p>
      <text:p text:style-name="Preformatted_20_Text">Masked <text:s text:c="9"/>NNNNNNNNNNNNNNNNNNNCTCAGCACCTTCAAAGAACACTGAAAATTTTCAAGGAGAAA</text:p>
      <text:p text:style-name="Preformatted_20_Text"><text:s text:c="35"/>*****************************************</text:p>
      <text:p text:style-name="Preformatted_20_Text"/>
      <text:p text:style-name="Preformatted_20_Text">Unmasked <text:s text:c="7"/>AATCAAACATCTTAGTAAAGTTTAGAATTTTTTTTGGCCAAAATATATTTTTCTACTATA</text:p>
      <text:p text:style-name="Preformatted_20_Text">Masked <text:s text:c="9"/>AATCAAACATCTTAGTAAAGTTTAGAATTTTTTTTGGCCAAAATATATTTTTCT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CCATTCAGCCTCTACTAACACTTTCAGTAGAATGACTTTGCTATCTGGATATAAT</text:p>
      <text:p text:style-name="Preformatted_20_Text">Masked <text:s text:c="9"/>AAATGCCATTCAGCCTCTACTAACACTTTCAGTAGAATGACTTTGCTATCTGGATA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CTGTTACATTATTCTTTGTGTTCAAAATCAGTATTCATATCTGTGTTTGTCTTAT</text:p>
      <text:p text:style-name="Preformatted_20_Text">Masked <text:s text:c="9"/>ATCTTCTGTTACATTATTCTTTGTGTTCAAAATCAGTATTCATATCTGTGTTTGT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TGTTGTTGTTACTGGTAAGCTATTATGCAGTTTCACAGTGTTACATATATTATTT</text:p>
      <text:p text:style-name="Preformatted_20_Text">Masked <text:s text:c="9"/>ATGATTGTTGTTGTTACTGGTAAGCTATTATGCAGTTTCACAGTGTTACATATA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CTGCCTGTTCTGATTTCTCATACAAGCTTTTCATCCTCTTTTCTAAG<text:span text:style-name="T1">ATAGAAG</text:span></text:p>
      <text:p text:style-name="Preformatted_20_Text">Masked <text:s text:c="9"/>TTTTAACTGCCTGTTCTGATTTCTCATACAAGCTTTTCATCCTCTTTTCTAAG<text:span text:style-name="T1">ATAGA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GACAAAATCTTCACATCTGAGTTCTAGCATGATGATAAAAATATGTTATGAGAAGTTT</text:span></text:p>
      <text:p text:style-name="Preformatted_20_Text">Masked <text:s text:c="9"/><text:span text:style-name="T1">CAGACAAAATCTTCACATCTGAGTTCTAGCATGATGATAAAAATATGTTATGAGAAGT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GCAGACAAACAAAAACTCCTCAAAGTTGACTGTCTCTGAAATACACACCTACACCTAC</text:span></text:p>
      <text:p text:style-name="Preformatted_20_Text">Masked <text:s text:c="9"/><text:span text:style-name="T1">ACGCAGACAAACAAAAACTCCTCAAAGTTGACTGTCTCTGAAATACACACCTACACCT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AGGAGTAGCAGGAATGCTTCAGGAGCTAATTTAAAGTTTCACTGTAGCTGGATTGT</text:span></text:p>
      <text:p text:style-name="Preformatted_20_Text">Masked <text:s text:c="9"/><text:span text:style-name="T1">TGCAAGGAGTAGCAGGAATGCTTCAGGAGCTAATTTAAAGTTTCACTGTAGCTGGATT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TTTCTGTTCTATGTTACATAGCTTCACAAGAACA</text:span>ATAACTCTGATCAAGATAAAATA</text:p>
      <text:p text:style-name="Preformatted_20_Text">Masked <text:s text:c="9"/><text:span text:style-name="T1">AAGTTTCTGTTCTATGTTACATAGCTTCACAAGAACA</text:span>ATAACTCTGATCAAGAT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TTTCTCTAAAACCAGAAAAATTTATATAGCATTAGAATAAAGGCAGAAGCATCCT</text:p>
      <text:p text:style-name="Preformatted_20_Text">Masked <text:s text:c="9"/>CTTAATTTCTCTAAAACCAGAAAAATTTATATAGCATTAGAATAAAGGCAGAAGCAT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GGACATCAGAACAGTAAAGGATTTTGCACATGCTGAACAGCAAGAATATCTGCATTAA</text:p>
      <text:p text:style-name="Preformatted_20_Text">Masked <text:s text:c="9"/>AGGGACATCAGAACAGTAAAGGATTTTGCACATGCTGAACAGCAAGAATATCTGC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CTTTCTTCGGATAGACATAGAGGCCCAGAGATTTCCTCTAGACCTAAAAGTATTT</text:p>
      <text:p text:style-name="Preformatted_20_Text">Masked <text:s text:c="9"/>ATAAACTTTCTTCGGATAGACATAGAGGCCCAGAGATTTCCTCTAGACCTAAAA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AGCAGTTTAAGATGCCTTAAATGGTGCGAGCTGATGCAGCAGTCAGCTGCTAAAC</text:p>
      <text:p text:style-name="Preformatted_20_Text">Masked <text:s text:c="9"/>GAGTCAGCAGTTTAAGATGCCTTAAATGGTGCGAGCTGATGCAGCAGTCAGCTGC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TTACACACCCCCTACTAGGCACTGCTGTTAAGGAAGATATGTAAGAGCTGCAGAT</text:p>
      <text:p text:style-name="Preformatted_20_Text">Masked <text:s text:c="9"/>TCCTTTTACACACCCCCTACTAGGCACTGCTGTTAAGGAAGATATGTAAGAGCTG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GGGGTTTGTAAGGCAAGTGCCTTAACTGCGGCTATTTCACAAGATGTCATATGT</text:p>
      <text:p text:style-name="Preformatted_20_Text">Masked <text:s text:c="9"/>AATAATGGGGTTTGTAAGGCAAGTGCCTTAACTGCGGCTATTTCACAAGATGTC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ACAGCAGCTAGGATACATACTTTAGGATATTATGTAAAACTGAACAGTGTAATTT</text:p>
      <text:p text:style-name="Preformatted_20_Text">Masked <text:s text:c="9"/>CACAGACAGCAGCTAGGATACATACTTTAGGATATTATGTAAAACTGAACAGTG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AGATGTAGAATGTGATTCAACACACGGAGTTTCCTTATACAGAGGACAAGTCAA</text:p>
      <text:p text:style-name="Preformatted_20_Text">Masked <text:s text:c="9"/>AAAATTAGATGTAGAATGTGATTCAACACACGGAGTTTCCTTATACAGAGGAC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AAGTAAAATAATAAAATTTCACAAACGAAACAAAGTAAGGTAAAAATTAATCTCGACACG</text:p>
      <text:p text:style-name="Preformatted_20_Text">Masked <text:s text:c="9"/>NNNNNNNNNNNNNNNNNNNNNNNNNNNNNNNNNNNNNNNNNNNNNNNNNNTCTCGACACG</text:p>
      <text:p text:style-name="Preformatted_20_Text"><text:s text:c="66"/>**********</text:p>
      <text:p text:style-name="Preformatted_20_Text"/>
      <text:p text:style-name="Preformatted_20_Text">Unmasked <text:s text:c="7"/>GGAAGTACGTTTATCGGACTCTTATCGTCTCTCACTAGGTCTTATTTTCTCTTAAATCAA</text:p>
      <text:p text:style-name="Preformatted_20_Text">Masked <text:s text:c="9"/>GGAAGTACGTTTATCGGACTCTTATCGTCTCTCACTAGGTCTTATTTTCTCTTA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GACTTTTATTTGCTTCCATTTTGAGGTTGACTGGTATCACCCGTACGTCCTTATC</text:p>
      <text:p text:style-name="Preformatted_20_Text">Masked <text:s text:c="9"/>GACAAGACTTTTATTTGCTTCCATTTTGAGGTTGACTGGTATCACCCGTACGTCCT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TAATAGACCGTTCGGTATACCTTAATGAATAAGCAATAATTTCAACTCTAGAAAT</text:p>
      <text:p text:style-name="Preformatted_20_Text">Masked <text:s text:c="9"/>GAAGGTAATAGACCGTTCGGTATACCTTAATGAATAAGCAATAATTTCAACTCT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ATATGGATTTTTTTCTGAGAAGCCAAATTGCTCTCAAAAGTAAGCACCTCTTGGT</text:p>
      <text:p text:style-name="Preformatted_20_Text">Masked <text:s text:c="9"/>GTATTATATGGATTTTTTTCTGAGAAGCCAAATTGCTCTCAAAAGTAAGCACCTCTTGG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TCTTCCTCTACCCAGCTCTTGTGAGGCCCTGCCTGCAGTACTGTATCCAGGCCTGGG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AGCACAGGAAAGACACAGAGCTCTTGAAACGAGTCCAGAGGAGGGCCACTAAGA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AGGTCTGGAGCATCTCTCCTATAAGGAAAGGTTGAGGGAACTGGGCTTGTTTA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GGAGAAGAGAAGGCTCTGGGGAGACCTCATTGGGGCCTTCCAGTACTTGAAGGGA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ACAGGAGGGGAAATGACTGTTTGCATGGATTGATACTGATAGGATAAGGGA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AAAACTGAGACAGGGGAGGTTTAGGTTAGATGTTAGGAGGGAGTTTTTCACA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TGAGGCACTGGAACAGGTTGCCCAAGGAGGCTGTAGATGCCCCATGCTTGGA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AGGCCAGGCTGGATGTGGCTCTGGGCAGCCTGGTCTGGTGGTTGGCGACCCT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CAGGGAGGTTGAAACTCAATGATCTTTTGGTCCCTTTCAACCCAGGCCATTC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TATGATTCAGTTTGGAGAAGAGAAGGTTGTGAGATGACCTAATAGCAGACTTTCAG</text:p>
      <text:p text:style-name="Preformatted_20_Text">Masked <text:s text:c="9"/>NNNNNNNNANNNNNNNNNNNNNNNNNNNNNNNNNNNNNNNNNNNNNNNNNNNNNNNNNNN</text:p>
      <text:p text:style-name="Preformatted_20_Text"><text:s text:c="24"/>* <text:s text:c="50"/></text:p>
      <text:p text:style-name="Preformatted_20_Text"/>
      <text:p text:style-name="Preformatted_20_Text">Unmasked <text:s text:c="7"/>TATCTAAAGGGGAGCTACAGAAAAGAAGGGAGCAGACTCTTTAGCAGGGTCTGTGG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CAAGGTAAAATAGCTTCAAGCCCAAATAGGGTACATTTAGATAGGAGACGAT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AGTCTTCTATAGAGGGAGTGGTGAGACACTACAGGTTGCCCAGAGTTGTTGAT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ATCCCTGGGGACTTTCAAGGCCAGTGTAGATCAGTCCCTGGGCAGCCTGATCT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GTATGTCCCTGTTCGTTGCAGGAGGGATGGACTAGATGCCCTTTGAAAGTCCC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TCTAAGTACTTTATGATTCTGTGATTCTATGATTCTATGATTCTGTGATCTAGATCA</text:p>
      <text:p text:style-name="Preformatted_20_Text">Masked <text:s text:c="9"/>NNNNNNNNNTACTTNNNNNNNNNNNNNNNNNNNNNNNNNNNNNNNNNNNNNNCTAGATCA</text:p>
      <text:p text:style-name="Preformatted_20_Text"><text:s text:c="25"/>***** <text:s text:c="37"/>********</text:p>
      <text:p text:style-name="Preformatted_20_Text"/>
      <text:p text:style-name="Preformatted_20_Text">Unmasked <text:s text:c="7"/>GTGAAGTCTAGGCTCACATGACCTTTCTTCCTTCACTCTTTGTACATAGAAATTCTGTAG</text:p>
      <text:p text:style-name="Preformatted_20_Text">Masked <text:s text:c="9"/>GTGAAGTCTAGGCTCACATGACCTTTCTTCCTTCACTCTTTGTACATAGAAATTC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TGAGTTTTAATGTACTGCTGGACCAGAAAAGCTCTATTTTTTTTATGTTATCAG</text:p>
      <text:p text:style-name="Preformatted_20_Text">Masked <text:s text:c="9"/>CAGTGTTGAGTTTTAATGTACTGCTGGACCAGAAAAGCTCTATTTTTTTTATGTTAT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CATGAAAAGGTGAAGAATCAAAAGTCAGTGCACAGAAATACAGTTCAGCTTAATTAAAG</text:p>
      <text:p text:style-name="Preformatted_20_Text">Masked <text:s text:c="9"/>CCATGAAAAGGTGAAGAATCAAAAGTCAGTGCACAGAAATACAGTTCAGCTTAAT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AATGAGTTTGATTTGAAACATTCAGGAAAATCTGAGCCAGAAGAAGTGTGTTTG</text:p>
      <text:p text:style-name="Preformatted_20_Text">Masked <text:s text:c="9"/>GAAGAAAATGAGTTTGATTTGAAACATTCAGGAAAATCTGAGCCAGAAGAAGTG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TAATGAAGCCTGAATACACAAAAACTTGGGAACCTTGAGAATGAAAAACAAAAAA</text:p>
      <text:p text:style-name="Preformatted_20_Text">Masked <text:s text:c="9"/>GAAGGTAATGAAGCCTGAATACACAAAAACTTGGGAACCTTGAGAATGAAAAA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ATTTTTTCTTTTATAATTCAGCCAAAGATTAGAGAAAATAGTACTATATGTTAT</text:p>
      <text:p text:style-name="Preformatted_20_Text">Masked <text:s text:c="9"/>CAAAATATTTTTTCTTTTATAATTCAGCCAAAGATTAGAGAAAATAGTACTATAT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TGTTCTCAGAGATCATAAATTGAATGAATGCTCATTCACTGTCATTTGTCCTTCA</text:p>
      <text:p text:style-name="Preformatted_20_Text">Masked <text:s text:c="9"/>AGACATGTTCTCAGAGATCATAAATTGAATGAATGCTCATTCACTGTCATTTGTC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CAGTGTATCCCAAACAAATGCTGTTAAAAATTCTGTTAGGTCTCTGATAATAAGG</text:p>
      <text:p text:style-name="Preformatted_20_Text">Masked <text:s text:c="9"/>CTGTGCAGTGTATCCCAAACAAATGCTGTTAAAAATTCTGTTAGGTCTCTGATAAT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GGATTTTGCTGATAACTTTTCCTGTGAAGGCTGGATAGACCACATACACTTTC</text:p>
      <text:p text:style-name="Preformatted_20_Text">Masked <text:s text:c="9"/>AAAACAAGGATTTTGCTGATAACTTTTCCTGTGAAGGCTGGATAGACCACATACA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GGAAGTGCACAGTGAAGGACAAAGAACGTTTTTGACTCTCCAGTACAGTACATA</text:p>
      <text:p text:style-name="Preformatted_20_Text">Masked <text:s text:c="9"/>AAAAAAGGAAGTGCACAGTGAAGGACAAAGAACGTTTTTGACTCTCCAGTACAGT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TAGCAGAACTGTAAAGACAGAGAGACTGAAACCATGGTAAGCTCTATTCATTTTC</text:p>
      <text:p text:style-name="Preformatted_20_Text">Masked <text:s text:c="9"/>CTCTTTAGCAGAACTGTAAAGACAGAGAGACTGAAACCATGGTAAGCTCTATTC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ATTATATAAATGCATAATACTTAGTATTAAAGCTATATGGGATGCAACTATAAAA</text:p>
      <text:p text:style-name="Preformatted_20_Text">Masked <text:s text:c="9"/>TTTTTATTATATAAATGCATAATACTTAGTATTAAAGCTATATGGGATGCAACT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ACATATTTATAATAATTTTCAATTCAGTTTCTTGCAGCTCACTTCCTGCTTTTG</text:p>
      <text:p text:style-name="Preformatted_20_Text">Masked <text:s text:c="9"/>CTTTAAACATATTTATAATAATTTTCAATTCAGTTTCTTGCAGCTCACTTCCTGC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ATTAAGAAACTTTAGTTTTTTCTGTTTCTTCATCATATGAATCAGTTTGTGTGTG</text:p>
      <text:p text:style-name="Preformatted_20_Text">Masked <text:s text:c="9"/>AGGGAATTAAGAAACTTTAGTTTTTTCTGTTTCTTCATCATATGAATCAGTTTGT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CAGATTCTGAAATTCAAAAGTAAGAAAGAGACAACGGTTTCTTTCACGACTAAGC</text:p>
      <text:p text:style-name="Preformatted_20_Text">Masked <text:s text:c="9"/>TCTTACAGATTCTGAAATTCAAAAGTAAGAAAGAGACAACGGTTTCTTTCACGAC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TTAAGTTTGTAGATCTAGAGCAATTCTGCAGACAGGTGTCAATAATATGATACC</text:p>
      <text:p text:style-name="Preformatted_20_Text">Masked <text:s text:c="9"/>TGAAAATTAAGTTTGTAGATCTAGAGCAATTCTGCAGACAGGTGTCAATAATATG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GAAATGAGAGTAAAGTTCTATAACAATATTCCCAGAAAGACATTGTACTTTCCT</text:p>
      <text:p text:style-name="Preformatted_20_Text"><text:soft-page-break/>Masked <text:s text:c="9"/>AAGCCAGAAATGAGAGTAAAGTTCTATAACAATATTCCCAGAAAGACATTGTA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AGAAGAACTTTGAAGCTAAAAACAAACAAGATTTATGCTTCTAGGTGTAAATTTG</text:p>
      <text:p text:style-name="Preformatted_20_Text">Masked <text:s text:c="9"/>CATTCAGAAGAACTTTGAAGCTAAAAACAAACAAGATTTATGCTTCTAGGTGTA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CAGACATTTTTTTTTAACTAATATCTGTTCTTTTTTCATAAAAAGATTATATAAA</text:p>
      <text:p text:style-name="Preformatted_20_Text">Masked <text:s text:c="9"/>CAGTACAGACATTTTTTTTTAACTAATATCTGTTCTTTTTTCATAAAAAGATTA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AAAACCTACATACTTGCAGATGTTTTTCTAAGTATTTATTAGTAAATTGAATCAA</text:p>
      <text:p text:style-name="Preformatted_20_Text">Masked <text:s text:c="9"/>ATTCAAAAACCTACATACTTGCAGATGTTTTTCTAAGTATTTATTAGTAAATTG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TCAAGTCAAACGGTTTTAAAGATGTTAAAAGCTGTGTAGTCTTAATAGCTTTTTA</text:p>
      <text:p text:style-name="Preformatted_20_Text">Masked <text:s text:c="9"/>CAATTTCAAGTCAAACGGTTTTAAAGATGTTAAAAGCTGTGTAGTCTTAATAGC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CTTTTTCCTCAGGAAATATTTTAGAACTCTTGGAGTATCTTGTATACTTTTGCAG</text:p>
      <text:p text:style-name="Preformatted_20_Text">Masked <text:s text:c="9"/>CACCACTTTTTCCTCAGGAAATATTTTAGAACTCTTGGAGTATCTTGTATACTTT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AATATGCTCATACAAAGCTATCTCTAAATAGCTTTTCCGTATTTGAATCTGCTTA</text:p>
      <text:p text:style-name="Preformatted_20_Text">Masked <text:s text:c="9"/>TGGTAAATATGCTCATACAAAGCTATCTCTAAATAGCTTTTCCGTATTTGAATCT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TTAAGAGCAAAAAGATAGTTTATGAAACCTAGAGAGGAACCCAAGACATAGAAT</text:p>
      <text:p text:style-name="Preformatted_20_Text">Masked <text:s text:c="9"/>TCTGTTTTAAGAGCAAAAAGATAGTTTATGAAACCTAGAGAGGAACCCAAGACAT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AATTCATAGGCAAAAAGGTCTAATGTCCATCACAAGTAGGACAAGAAAAATGACA</text:p>
      <text:p text:style-name="Preformatted_20_Text">Masked <text:s text:c="9"/>TCAGTAATTCATAGGCAAAAAGGTCTAATGTCCATCACAAGTAGGACAAGAAAAA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GAAATAGGATTGAATGCAGAACACAGTTTACATTTAACAGTGTTTCGCAAAGTTTG</text:p>
      <text:p text:style-name="Preformatted_20_Text">Masked <text:s text:c="9"/>GTGTGAAATAGGATTGAATGCAGAACACAGTTTACATTTAACAGTGTTTCGCAA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TTTGGGCAGAGGCTGGTTCTATTTTACACAAAGATCGAGTTCTTCCTGAATCTGA</text:p>
      <text:p text:style-name="Preformatted_20_Text">Masked <text:s text:c="9"/>GAGGGTTTGGGCAGAGGCTGGTTCTATTTTACACAAAGATCGAGTTCTTCCTGAA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TGGCCTCAAAAGTCTTTCAGTAATATTTTGGATATTTAAAATATAAAATATACAT</text:p>
      <text:p text:style-name="Preformatted_20_Text">Masked <text:s text:c="9"/>AGAAATGGCCTCAAAAGTCTTTCAGTAATATTTTGGATATTTAAAATATAAAATA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TTTATTTCTGTTGTAATGAATGCCAGTGTGTAGGAACAAAACAAAACAAAACAA</text:p>
      <text:p text:style-name="Preformatted_20_Text">Masked <text:s text:c="9"/>TTCTTATTTATTTCTGTTGTAATGAATGCCAGTGTGTAGGNNNNNNNNNNNNNNNNNNNN</text:p>
      <text:p text:style-name="Preformatted_20_Text"><text:s text:c="16"/>**************************************** <text:s text:c="19"/></text:p>
      <text:p text:style-name="Preformatted_20_Text"/>
      <text:p text:style-name="Preformatted_20_Text">Unmasked <text:s text:c="7"/>AAGCAAACAATCAAAAAAACCATTGTGCTTGTACATGCAAAAAAGTCAACCCAAATTACT</text:p>
      <text:p text:style-name="Preformatted_20_Text">Masked <text:s text:c="9"/>NNNNNNNNNNNNNNNNNNNNNNTTGTGCTTGTACATGCAAAAAAGTCAACCCAAATTACT</text:p>
      <text:p text:style-name="Preformatted_20_Text"><text:s text:c="38"/>**************************************</text:p>
      <text:p text:style-name="Preformatted_20_Text"/>
      <text:p text:style-name="Preformatted_20_Text">Unmasked <text:s text:c="7"/>TGATTTGCTCACATATATATGAGTGGGAAAAGCACAACAGTTCTAACAAATTAGCATCTT</text:p>
      <text:p text:style-name="Preformatted_20_Text">Masked <text:s text:c="9"/>TGATTTGCTCACATATATATGAGTGGGAAAAGCACAACAGTTCTAACAAATTAGCATC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CTGTGCTTTTGCATGCTGAGTTCCTGTTGTTGCAGAGATTCTTTAACTCAAGCTTCCCA</text:p>
      <text:p text:style-name="Preformatted_20_Text">Masked <text:s text:c="9"/>GCTGTGCTTTTGCATGCTGAGTTCCTGTTGTTGCAGAGATTCTTTAACTCAAGCT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ATTCTCATATACACATGGAGGCTCTGTGTCTGCAAAACTCTACATTACAATTTG</text:p>
      <text:p text:style-name="Preformatted_20_Text">Masked <text:s text:c="9"/>TTCAGCATTCTCATATACACATGGAGGCTCTGTGTCTGCAAAACTCTACATTAC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CAAATTATAATACAGTTATTCTATTGGCACGACTCAAATGTATAGCTGTCTTTAT</text:p>
      <text:p text:style-name="Preformatted_20_Text">Masked <text:s text:c="9"/>CAAGGCAAATTATAATACAGTTATTCTATTGGCACGACTCAAATGTATAGCTGTC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GTTTGTTTAGAAGGAGCATGTAAATATGCAAATACATTGAACACAAGGTTTCTG</text:p>
      <text:p text:style-name="Preformatted_20_Text">Masked <text:s text:c="9"/>AAAAAGGTTTGTTTAGAAGGAGCATGTAAATATGCAAATACATTGAACACAAGG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GCCAAATACAGTTTGAAAATAAGAAACAATAACAGTTCTACCTTTTCTTCAAATT</text:p>
      <text:p text:style-name="Preformatted_20_Text">Masked <text:s text:c="9"/>CTGTTGCCAAATACAGTTTGAAAATAAGAAACAATAACAGTTCTACCTTTTCTT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TAAGTTTCAGATTGGTTTATCTGAATTGAAATATGACTGACAGTTCAAAGAAATG</text:p>
      <text:p text:style-name="Preformatted_20_Text">Masked <text:s text:c="9"/>CTTTATAAGTTTCAGATTGGTTTATCTGAATTGAAATATGACTGACAGTTCAAAG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TATGTATTCATATTCTTATTAGATTTCTCCAGCAGTATTATATACTCTATAGGAA</text:p>
      <text:p text:style-name="Preformatted_20_Text">Masked <text:s text:c="9"/>CAAACTATGTATTCATATTCTTATTAGATTTCTCCAGCAGTATTATATACTCTAT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GTGGTTTTATCTCTGCATCACAGGCATCCCAGAAGCATCGCTAAGGAAGCAAATC</text:p>
      <text:p text:style-name="Preformatted_20_Text">Masked <text:s text:c="9"/>AAGGAGTGGTTTTATCTCTGCATCACAGGCATCCCAGAAGCATCGCTAAGGAAGC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ATTTGATGCTGCAGGGGTGGACATTTGTATTATAGCAATATAGGTTAGGTGGAAA</text:p>
      <text:p text:style-name="Preformatted_20_Text">Masked <text:s text:c="9"/>ACAGTATTTGATGCTGCAGGGGTGGACATTTGTATTATAGCAATATAGGTTAGGTG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GAAAAAAGAAGTAGTTAAAAAAAAAAAAAAAGTGGAGAGCAAAATAATTGAAAAGGTTAG</text:p>
      <text:p text:style-name="Preformatted_20_Text">Masked <text:s text:c="9"/>NNNNNNNNNNNNNNNNNNNNNNNNNNNNNNNGTGGAGAGCAAAATAATTGAAAAGGTTAG</text:p>
      <text:p text:style-name="Preformatted_20_Text"><text:s text:c="47"/>*****************************</text:p>
      <text:p text:style-name="Preformatted_20_Text"/>
      <text:p text:style-name="Preformatted_20_Text">Unmasked <text:s text:c="7"/>AGTGAGGGATAATGAGGGAAAGTGCATTTTCTGACAGTTTTACACAAGGCAGAGATCGAA</text:p>
      <text:p text:style-name="Preformatted_20_Text">Masked <text:s text:c="9"/>AGTGAGGGATAATGAGGGAAAGTGCATTTTCTGACAGTTTTACACAAGGCAGAGATC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TGAGATAACAAATTTATCTCTACAGAAATTTCAATGAACTGAGACTGGCATAATC</text:p>
      <text:p text:style-name="Preformatted_20_Text">Masked <text:s text:c="9"/>CTGGTTGAGATAACAAATTTATCTCTACAGAAATTTCAATGAACTGAGACTGGCA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TGAGACCTTCTCTGCTTTAAATGCAGAAGGGAAGATGTGGAAGGAGCAGATCTAGG</text:p>
      <text:p text:style-name="Preformatted_20_Text">Masked <text:s text:c="9"/>TGGCTGAGACCTTCTCTGCTTTAAATGCAGAAGGGAAGATGTGGAAGGAGCAGATC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GGAATCCCAAGATCAAATGAGGGCCAAAAAAGAGTTCAGTATTTTATTTCTGTC</text:p>
      <text:p text:style-name="Preformatted_20_Text">Masked <text:s text:c="9"/>TCCCATGGAATCCCAAGATCAAATGAGGGCCAAAAAAGAGTTCAGTATTTTATT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AACAGAGCCAAGCCCAATCCAAAAAATACAGACATAATAAAGTATGAAAAAAAT</text:p>
      <text:p text:style-name="Preformatted_20_Text">Masked <text:s text:c="9"/>TCTCATAACAGAGCCAAGCCCAATCCAAAAAATACAGACATAATAAAGTATGAAAAA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TAAAACTACACCAACAGCTGCTGGTAGTTGTTGCCTCGTGAAATAGGAGCTGATGAAT</text:p>
      <text:p text:style-name="Preformatted_20_Text">Masked <text:s text:c="9"/>ACTAAAACTACACCAACAGCTGCTGGTAGTTGTTGCCTCGTGAAATAGGAGCTG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GGAAAAGATTGGATTTTCCTCTGACTTCAGGCGAAGACTAGCTGTGTTGATTTCT</text:p>
      <text:p text:style-name="Preformatted_20_Text">Masked <text:s text:c="9"/>GCAAAGGAAAAGATTGGATTTTCCTCTGACTTCAGGCGAAGACTAGCTGTGTTG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GAAAAATAACAGTCAACACAAGCTTGCCTTCCTGTAGTGCTACTGGTAATTTGT</text:p>
      <text:p text:style-name="Preformatted_20_Text">Masked <text:s text:c="9"/>AAGCTGGAAAAATAACAGTCAACACAAGCTTGCCTTCCTGTAGTGCTACTGGTAA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AGAAGTAAAAGAACTTTTGAGATATGAGATAAATCCATGAATGCAGATATGACT</text:p>
      <text:p text:style-name="Preformatted_20_Text">Masked <text:s text:c="9"/>AGGTTAAGAAGTAAAAGAACTTTTGAGATATGAGATAAATCCATGAATGCAGAT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TATGGGTCAATCGATTTGGATTTACTGATTGTTAATATAGAATTTCTGTTAAAAA</text:p>
      <text:p text:style-name="Preformatted_20_Text">Masked <text:s text:c="9"/>AAGGATATGGGTCAATCGATTTGGATTTACTGATTGTTAATATAGAATTTCTGT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CAGAAAAGTGGAAGACTGCTGGCATCTTCTTAGTCATAACATCCAGGCAGAGCTA</text:p>
      <text:p text:style-name="Preformatted_20_Text">Masked <text:s text:c="9"/>TAGTCCAGAAAAGTGGAAGACTGCTGGCATCTTCTTAGTCATAACATCCAGGCAGA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TCCAGTTAAAAGAGTGAGTTGCTGTGTAGCAGGGAGGGCCTGTTGAAGTTCATTGT</text:p>
      <text:p text:style-name="Preformatted_20_Text">Masked <text:s text:c="9"/>GGACTCCAGTTAAAAGAGTGAGTTGCTGTGTAGCAGGGAGGGCCTGTTGAAGTT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AAATCTCTGATTCCTTTTAGAATTTCAGAACAAGGTCCAAAATACAAATACAAACA</text:p>
      <text:p text:style-name="Preformatted_20_Text">Masked <text:s text:c="9"/>ACTGAAATCTCTGATTCCTTTTAGAATTTCAGAACAAGGTCCAAAATACAAATAC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TCACATTTTCTGGGTACCTCAATTTGGGAGGCACTCACATTGCCTCAGGAACACT</text:p>
      <text:p text:style-name="Preformatted_20_Text">Masked <text:s text:c="9"/>TCAGCTCACATTTTCTGGGTACCTCAATTTGGGAGGCACTCACATTGCCTCAGG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CTTCTCATTTAATTCCTAATAGATTCTGTCATTCAGCTCATATGAGCTTTGATTT</text:p>
      <text:p text:style-name="Preformatted_20_Text">Masked <text:s text:c="9"/>ACTAACTTCTCATTTAATTCCTAATAGATTCTGTCATTCAGCTCATATGAGCTTT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CTCCATACAGTTAATTTCTGGAAAACAGCTGTACTATAATTTACCTTGAAATA</text:p>
      <text:p text:style-name="Preformatted_20_Text">Masked <text:s text:c="9"/>AAAAAATCTCCATACAGTTAATTTCTGGAAAACAGCTGTACTATAATTTACCTTG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TTGTGGTTCTGTGTCATATTTCTATTGCATTTACTTTGGAAGGAATTTCATCTG</text:p>
      <text:p text:style-name="Preformatted_20_Text">Masked <text:s text:c="9"/>ACTCTTTTGTGGTTCTGTGTCATATTTCTATTGCATTTACTTTGGAAGGAATTTC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CAGAATAGTTAAAATATTTTAACCCTTTGAGACTAAATTTCTGTCACACAAAACAA</text:p>
      <text:p text:style-name="Preformatted_20_Text">Masked <text:s text:c="9"/>CTACCAGAATAGTTAAAATATTTTAACCCTTTGAGACTAAATTTCTGTCACAC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GCCAGTTAGCGACGTCAGGAAAAACAAACAAACAAACAAACAAAACTTCCTCTTTAT</text:p>
      <text:p text:style-name="Preformatted_20_Text">Masked <text:s text:c="9"/>ACGGCCAGTTAGCGACGTCAGGAANNNNNNNNNNNNNNNNNNNNNNNACTTCCTCTTTAT</text:p>
      <text:p text:style-name="Preformatted_20_Text"><text:s text:c="16"/>************************ <text:s text:c="22"/>*************</text:p>
      <text:p text:style-name="Preformatted_20_Text"/>
      <text:p text:style-name="Preformatted_20_Text">Unmasked <text:s text:c="7"/>AAGTGGTTACATTAGACATTATTCAGCAATTCAGGGTCCTAGCACTGAAATCCGGCACTC</text:p>
      <text:p text:style-name="Preformatted_20_Text">Masked <text:s text:c="9"/>AAGTGGTTACATTAGACATTATTCAGCAATTCAGGGTCCTAGCACTGAAATCCGGCAC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AAGCACTCCTAAGGACTATATGCTGGAAGTTTATGTGGAGCACACCATTATCACATAC</text:p>
      <text:p text:style-name="Preformatted_20_Text">Masked <text:s text:c="9"/>CTAAGCACTCCTAAGGACTATATGCTGGAAGTTTATGTGGAGCACACCATTATCA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CACTGGCAGTAATGACCTGGAAAAATAGAAAGGGACAAACGGTAGATGAATTGTC</text:p>
      <text:p text:style-name="Preformatted_20_Text">Masked <text:s text:c="9"/>CAACTCACTGGCAGTAATGACCTGGAAAAATAGAAAGGGACAAACGGTAGATGAA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CAACTCTAGCAATAAAAAAGAAGTCTCTATTCCTCCCTGGGGATCTATATCTTAGC</text:p>
      <text:p text:style-name="Preformatted_20_Text">Masked <text:s text:c="9"/>TGGGCAACTCTAGCAATAAAAAAGAAGTCTCTATTCCTCCCTGGGGATCTATATC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AGAAAAAACATTGATGAGGAGTAATATATTGAGATATATATATCATGTGAGGCAG</text:p>
      <text:p text:style-name="Preformatted_20_Text">Masked <text:s text:c="9"/>TATGGAGAAAAAACATTGATGAGGAGTAATATATTGAGATATATATATCATGT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CAGAAATAGGTTTTGAGAAAGAGAAGAAAACAGCCCAAGTCCCTCTGAAAGCCAT</text:p>
      <text:p text:style-name="Preformatted_20_Text">Masked <text:s text:c="9"/>CACAGCAGAAATAGGTTTTGAGAAAGAGAAGAAAACAGCCCAAGTCCCTCTGAAAG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AACAAAGTAAATTTAAGGTACCTGCATAAGAAATCCATTTGAGGAATAAAACAG</text:p>
      <text:p text:style-name="Preformatted_20_Text">Masked <text:s text:c="9"/>TTCTAAAACAAAGTAAATTTAAGGTACCTGCATAAGAAATCCATTTGAGGAATA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TGAACATTATCAGATCCCAATGGATGTGATCAACAAAACTCCTATGTCTCCACAA</text:p>
      <text:p text:style-name="Preformatted_20_Text">Masked <text:s text:c="9"/>CAAGATGAACATTATCAGATCCCAATGGATGTGATCAACAAAACTCCTATGTCTC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AAAAAGGAAACACAAGCTTTCTTAAATTTGGGGGTTTTAGAGAATGAGTATTCTT</text:p>
      <text:p text:style-name="Preformatted_20_Text">Masked <text:s text:c="9"/>GTAGCAAAAAGGAAACACAAGCTTTCTTAAATTTGGGGGTTTTAGAGAATGAGTA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CAGTCTGATTGTAAATCCTTTAAATCCAGTGACCTAGATAAAGAACAATTTCACA</text:p>
      <text:p text:style-name="Preformatted_20_Text">Masked <text:s text:c="9"/>ATTTACAGTCTGATTGTAAATCCTTTAAATCCAGTGACCTAGATAAAGAACAATT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TTTCTGAGCAACAACAAATCTTTGAATAAGTTAAACAGGAGATAGTTCATGCATTA</text:p>
      <text:p text:style-name="Preformatted_20_Text">Masked <text:s text:c="9"/>TGGATTTCTGAGCAACAACAAATCTTTGAATAAGTTAAACAGGAGATAGTTCATG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TTGGGCCACTCAAAGCATGACAAGATGTAAAAAACATGCTCTGTGCTGCAGCCAGG</text:p>
      <text:p text:style-name="Preformatted_20_Text">Masked <text:s text:c="9"/>GTCCTTGGGCCACTCAAAGCATGACAAGATGTAAAAAACATGCTCTGTGCTGCAGC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GGCCACACCTAGAGCCTGCGGCAGAGAGCCCCAGGGGAGACTCGATGTCAACCT</text:p>
      <text:p text:style-name="Preformatted_20_Text">Masked <text:s text:c="9"/>GAGATTGGCCACACCTAGAGCCTGCGGCAGAGAGCCCCAGGGGAGACTCGATGTC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GTTTTGGAGTTAGGGAAACAGAGAATCTGAGGCCCTCTATACTCCAACTGAAAAA</text:p>
      <text:p text:style-name="Preformatted_20_Text">Masked <text:s text:c="9"/>CTAGAGTTTTGGAGTTAGGGAAACAGAGAATCTGAGGCCCTCTATACTCCAAC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ATTGGCAGCAAATGAAGGAGTTTGAGCTGCCTTGGAAATGGATTGTTCTGAAACA</text:p>
      <text:p text:style-name="Preformatted_20_Text">Masked <text:s text:c="9"/>GAAATATTGGCAGCAAATGAAGGAGTTTGAGCTGCCTTGGAAATGGATTGTTCTG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CCTCTTGATACCTTGACTGCCCATGTTGCACTGGACATTCAAAGTGAGGGTCCTC</text:p>
      <text:p text:style-name="Preformatted_20_Text"><text:soft-page-break/>Masked <text:s text:c="9"/>CAGCTCCTCTTGATACCTTGACTGCCCATGTTGCACTGGACATTCAAAGTGAGGG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ATATCATTAACTGATGATTAGAGACCTCTGTCTCTAATTCTTTCATTACTCTAAC</text:p>
      <text:p text:style-name="Preformatted_20_Text">Masked <text:s text:c="9"/>TCTACATATCATTAACTGATGATTAGAGACCTCTGTCTCTAATTCTTTCATTACTC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ATTACCAATGACATGAATATGACATGAGCTTTCTGTCAAATTTCTTTTGGTCAGC</text:p>
      <text:p text:style-name="Preformatted_20_Text">Masked <text:s text:c="9"/>ACTAGATTACCAATGACATGAATATGACATGAGCTTTCTGTCAAATTTCTTTTGG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GAGCAACTGTGATGGATCATCTTTATATAGCAGCCTTCAAGAATAAATAGTAAA</text:p>
      <text:p text:style-name="Preformatted_20_Text">Masked <text:s text:c="9"/>TTACAAGAGCAACTGTGATGGATCATCTTTATATAGCAGCCTTCAAGAATAAATA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GGAAGTACCTTAGCCTAGCACTAGTGCTTTTCTCCTTCCTGCTACTCTTCTCCCC</text:p>
      <text:p text:style-name="Preformatted_20_Text">Masked <text:s text:c="9"/>AATATGGAAGTACCTTAGCCTAGCACTAGTGCTTTTCTCCTTCCTGCTACTCTTCT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AGTCGGTAGTTAATCTACCCTCCACAATGAGTATATCATGTGCAATCAATGAGCT</text:p>
      <text:p text:style-name="Preformatted_20_Text">Masked <text:s text:c="9"/>ACTACAGTCGGTAGTTAATCTACCCTCCACAATGAGTATATCATGTGCAATCAAT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ACAGCCCATCCTTTAAAGGATGCCAAACTGACTTACCTTTTGATCTAGCCACAGC</text:p>
      <text:p text:style-name="Preformatted_20_Text">Masked <text:s text:c="9"/>TCATAACAGCCCATCCTTTAAAGGATGCCAAACTGACTTACCTTTTGATCTAGC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CAAAAAAACTGGCAATGTAAACAATGGAAAAATGGAAAATATTGTTATGTGCCTAC</text:p>
      <text:p text:style-name="Preformatted_20_Text">Masked <text:s text:c="9"/>TTGACAAAAAAACTGGCAATGTAAACAATGGAAAAATGGAAAATATTGTTATGTG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TCTGATGTGCAGCAATGTGTCCGGTGTGCAGCAGCATACCTGGCATCCTGGAAA</text:p>
      <text:p text:style-name="Preformatted_20_Text">Masked <text:s text:c="9"/>AATCTATCTGATGTGCAGCAATGTGTCCGGTGTGCAGCAGCATACCTGGCATCC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CTTGCAGCTGACACAACTTAGCATCAAGAAGCCTCTTCCCTCCTCTTCCCCACT</text:p>
      <text:p text:style-name="Preformatted_20_Text">Masked <text:s text:c="9"/>GCAAGGCTTGCAGCTGACACAACTTAGCATCAAGAAGCCTCTTCCCTCCTCTTCC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GCCCTATCACTAGCACTTCAGTATTTGGAGCAGAAAGTCTCCTACTTATCATGG</text:p>
      <text:p text:style-name="Preformatted_20_Text">Masked <text:s text:c="9"/>TTGTTTGCCCTATCACTAGCACTTCAGTATTTGGAGCAGAAAGTCTCCTACTTAT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AGCCGCTGTGAGGAGACAGCAAAACTAAAATAGATTCTGACAAATTAGGTTTCCA</text:p>
      <text:p text:style-name="Preformatted_20_Text">Masked <text:s text:c="9"/>ATGATAGCCGCTGTGAGGAGACAGCAAAACTAAAATAGATTCTGACAAATTAGGT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CATTTCCTCATTCTTGAGGAAATGGCCGCAAGTTGTGCCAGAGGAGGTTTAGATT</text:p>
      <text:p text:style-name="Preformatted_20_Text">Masked <text:s text:c="9"/>CTTCTCATTTCCTCATTCTT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AGACATAAGGAAGAACTTTTTCTCTCAGAAGTGGTCAGGCACTTGAATGGCTGCCC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TGGTGGAGTTGCCATCCCTGGTAGTGTTCAAGAGGCATCTGGATGAAGAGCTAT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TATGGTTTAGTGCTTGTGGTAGCAATGGTAATGGGTGAATGGCTGGACTAGATGA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GTCTTTCCAACCTTGTGATTCTATGATTCTGTGATTTGCACATATCCTGTAGCCAG</text:p>
      <text:p text:style-name="Preformatted_20_Text">Masked <text:s text:c="9"/>NNNNNNNNNNNNNNNNNNNNNNNNNNNNNNNNNNGTGATTTGCACATATCCTGTAGCCAG</text:p>
      <text:p text:style-name="Preformatted_20_Text"><text:s text:c="50"/>**************************</text:p>
      <text:p text:style-name="Preformatted_20_Text"/>
      <text:p text:style-name="Preformatted_20_Text">Unmasked <text:s text:c="7"/>CAGATTCAAGTGCATGCAAATAATAGACATAGTAAGCTACTAAATTAATAAGATTAAATG</text:p>
      <text:p text:style-name="Preformatted_20_Text">Masked <text:s text:c="9"/>CAGATTCAAGTGCATGCAAATAATAGACATAGTAAGCTACTAAATTAATAAGATT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AGAAACGGAAATGAGAAGCACGGAAAACAAGCTGCAAAAAAAAAATGGAAAATTC</text:p>
      <text:p text:style-name="Preformatted_20_Text">Masked <text:s text:c="9"/>GAAGTAGAAACGGAAATGAGAAGCACGGAAAACAAGCTGCAAAAAAAAAATGGAA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GACTTTTTCTACTGAGAGAAATCAAATACTGGGACGGATCTACATGACAGCAGCA</text:p>
      <text:p text:style-name="Preformatted_20_Text">Masked <text:s text:c="9"/>AATCAGACTTTTTCTACTGAGAGAAATCAAATACTGGGACGGATCTACATGACAG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AGCTTTGCAGGAAGTCAAAATGCAGTGAAGGAATACTTTGAGAAATTTGGTAAGC</text:p>
      <text:p text:style-name="Preformatted_20_Text">Masked <text:s text:c="9"/>TATCCAGCTTTGCAGGAAGTCAAAATGCAGTGAAGGAATACTTTGAGAAATTTGG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CCCTGTTCTGAGCAGAAAGTTGGACAAGATGACCTTCTCTACCTAAATTCTAAAG</text:p>
      <text:p text:style-name="Preformatted_20_Text">Masked <text:s text:c="9"/>ACTGTCCCTGTTCTGAGCAGAAAGTTGGACAAGATGACCTTCTCTACCTAAATTC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ATTTGCAATGAAAGTGGTGTCTCCATTAGAGGTCACTGTTGTGCAAGCACCCGGC</text:p>
      <text:p text:style-name="Preformatted_20_Text">Masked <text:s text:c="9"/>CTATGATTTGCAATGAAAGTGGTGTCTCCATTAGAGGTCACTGTTGTGCAAGCACCC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CACCACAAAAAAAAAAATAAGAAAAATAACTGCAGAGAGAAAGTGCCGTGTGAAGT</text:p>
      <text:p text:style-name="Preformatted_20_Text">Masked <text:s text:c="9"/>ATGACACCACAAAAAAAAAAATAAGAAAAATAACTGCAGAGAGAAAGTGCCGTGT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TCCTTCCATTTGACAGCTGAAAAGTGACATATGTCTTGCAGGTGTACAGTGGAA</text:p>
      <text:p text:style-name="Preformatted_20_Text">Masked <text:s text:c="9"/>AGTGTTTCCTTCCATTTGACAGCTGAAAAGTGACATATGTCTTGCAGGTGTACAG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GAAACACAACCCAATCACATCTCCCAGGTTTCTTAGTTAGCATGTGCCAGCTACG</text:p>
      <text:p text:style-name="Preformatted_20_Text">Masked <text:s text:c="9"/>GAGGGGAAACACAACCCAATCACATCTCCCAGGTTTCTTAGTTAGCATGTGCCAGCT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AAAATTGACAGTGCAAGGATAGCAGAGAGGAGAGTGTTGGGGAAAAACAAACATAC</text:p>
      <text:p text:style-name="Preformatted_20_Text">Masked <text:s text:c="9"/>GATTAAAATTGACAGTGCAAGGATAGCAGAGAGGAGAGTGTTGGGGAA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AAATAAACAAAAACAAAAAAACAGAAGAGTAGGACCAGAAGCAATAATTCTTTTTTTTTT</text:p>
      <text:p text:style-name="Preformatted_20_Text">Masked <text:s text:c="9"/>NNNNNNNNNNNNNNNNNNNNNNNGAAGAGTAGGACCAGAAGCAATAATTCTTTTTTTTTT</text:p>
      <text:p text:style-name="Preformatted_20_Text"><text:s text:c="39"/>*************************************</text:p>
      <text:p text:style-name="Preformatted_20_Text"/>
      <text:p text:style-name="Preformatted_20_Text">Unmasked <text:s text:c="7"/>TTTTAATAAAATGTGGATATATTAGCTAGCACTCTTATGCAGACAGAGTATATGCTCTAC</text:p>
      <text:p text:style-name="Preformatted_20_Text">Masked <text:s text:c="9"/>TTTTAATAAAATGTGGATATATTAGCTAGCACTCTTATGCAGACAGAGTATATGC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GTAAGCCAAAAGGACTTCAACAAATGGAAAACATATTTCAATTCTTCTCTGTG</text:p>
      <text:p text:style-name="Preformatted_20_Text">Masked <text:s text:c="9"/>AAAAGCTGTAAGCCAAAAGGACTTCAACAAATGGAAAACATATTTCAATTCTTCTCTG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TTTTCAAAGGAGCAGAGGAAGACACTCTTATTTAACCTAATTTTCCTTTTTTTTTTTT</text:p>
      <text:p text:style-name="Preformatted_20_Text">Masked <text:s text:c="9"/>CTTTTTCAAAGGAGCAGAGGAAGACACTCTTATTTAACCTAATTTTCC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TTTTTTTTTTTTTTTTTTNAAAAAAAAAAAAAAAAAAAAAAAAAAAAAGTGTTGAGGTTT</text:p>
      <text:p text:style-name="Preformatted_20_Text">Masked <text:s text:c="9"/>NNNNNNNNNNNNNNNNNNNNNNNNNNNNNNNNNNNNNNNNNNNNNNNNGTGTTGAGGTTT</text:p>
      <text:p text:style-name="Preformatted_20_Text"><text:s text:c="34"/>* <text:s text:c="28"/>************</text:p>
      <text:p text:style-name="Preformatted_20_Text"/>
      <text:p text:style-name="Preformatted_20_Text">Unmasked <text:s text:c="7"/>GACTAGTATTTTGAAAAGTATCAAAAACATAACAGGCTTATTTGCCAGACATTGTGACAG</text:p>
      <text:p text:style-name="Preformatted_20_Text">Masked <text:s text:c="9"/>GACTAGTATTTTGAAAAGTATCAAAAACATAACAGGCTTATTTGCCAGACATTGT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TGGCTTGATAGAAGGAAGGAGAACAAGGGTTCTCCCCATATGTGCCACAGAAACT</text:p>
      <text:p text:style-name="Preformatted_20_Text">Masked <text:s text:c="9"/>GGCATTGGCTTGATAGAAGGAAGGAGAACAAGGGTTCTCCCCATATGTGCCACAG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TAGTATGTATTTTACTTGTTCCTCTCTAACCAGCACAATTGTCCTGAAGTTATGT</text:p>
      <text:p text:style-name="Preformatted_20_Text">Masked <text:s text:c="9"/>ATATTTAGTATGTATTTTACTTGTTCCTCTCTAACCAGCACAATTGTCCTGAAGT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AAGAGTGTTTTCCAACCCTCCTTCTCCTCCATTTGCAGCACCAGCTTAAGGAACT</text:p>
      <text:p text:style-name="Preformatted_20_Text">Masked <text:s text:c="9"/>TTTTGAAGAGTGTTTTCCAACCCTCCTTCTCCTCCATTTGCAGCACCAGCTTAAG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ACAGTCATTCCTCTTATGCTGTTATTCTAATCCTGTGTCTCTTTGCATTGTTGG</text:p>
      <text:p text:style-name="Preformatted_20_Text">Masked <text:s text:c="9"/>TCTCATACAGTCATTCCTCTTATGCTGTTATTCTAATCCTGTGTCTCTTTGCATTG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CATGCTGTTATGTAACCTCAAACAGTAAAAATAATCTAGCCTGAAAAGCAGCTC</text:p>
      <text:p text:style-name="Preformatted_20_Text">Masked <text:s text:c="9"/>TACAAACATGCTGTTATGTAACCTCAAACAGTAAAAATAATCTAGCCTGAAAAGCA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CCATGCCTCACTCTTTCTTTCTTCTTCTTTCCTTGAATATCTTCAATCTGCATCT</text:p>
      <text:p text:style-name="Preformatted_20_Text">Masked <text:s text:c="9"/>TTTTCCCATGCCTCACTCTTTCTTTCTTCTTCTTTCCTTGAATATCTTCAATCTG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AGATATATGATATAGAACAGTATTTAGCAGCAAACCTGAGGAGATGTGGGTGAG</text:p>
      <text:p text:style-name="Preformatted_20_Text">Masked <text:s text:c="9"/>TTTCAAAGATATATGATATAGAACAGTATTTAGCAGCAAACCTGAGGAGATGTGG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GCTTTTTATACTGAAACTTCACCTTCAACTGTAACAAAAAATTGTGGAGGTCAAT</text:p>
      <text:p text:style-name="Preformatted_20_Text">Masked <text:s text:c="9"/>GAACTGCTTTTTATACTGAAACTTCACCTTCAACTGTAACAAAAAATTGTGGAGG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GCATCATAGCTTTTTAACAGTTTACAAGTGTAACTGTGTGATATCCCGTGCCACA</text:p>
      <text:p text:style-name="Preformatted_20_Text">Masked <text:s text:c="9"/>ATATAGCATCATAGCTTTTTAACAGTTTACAAGTGTAACTGTGTGATATCCCGTG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ACACTAAGAAAGTGTTATTTCCTCAGAAGGAACTACTAGCCAAGGTGACTGCAGA</text:p>
      <text:p text:style-name="Preformatted_20_Text">Masked <text:s text:c="9"/>CATCAACACTAAGAAAGTGTTATTTCCTCAGAAGGAACTACTAGCCAAGGTGACT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ACAGCACAAGCTGTTTTTCTATTGTGAATTTTCCACTGATGTTGTGAAACTGTTT</text:p>
      <text:p text:style-name="Preformatted_20_Text">Masked <text:s text:c="9"/>GCATAACAGCACAAGCTGTTTTTCTATTGTGAATTTTCCACTGATGTTGTGAAA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CAGGAGAATTTGCAGAAACTAAGTACAGCATGAATGGCAAACAAATGATGACTTA</text:p>
      <text:p text:style-name="Preformatted_20_Text">Masked <text:s text:c="9"/>ACTTACAGGAGAATTTGCAGAAACTAAGTACAGCATGAATGGCAAACAAATGATGACT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GTAGAATGCTGCAAGAAATCATGCAAGACTACTTACTGACATCTAAAACTGTGTTTG</text:p>
      <text:p text:style-name="Preformatted_20_Text">Masked <text:s text:c="9"/>GAAGTAGAATGCTGCAAGAAATCATGCAAGACTACTTACTGACATCTAAAACTG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TGTCAGTAACCTCACACTTCTATCATACATGCTCCCTTCCATAAACCCAAACCTT</text:p>
      <text:p text:style-name="Preformatted_20_Text">Masked <text:s text:c="9"/>CCCAGTGTCAGTAACCTCACACTTCTATCATACATGCTCCCTTCCATAAACCCAA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TGGATTGTCGTCTTCCTACATCATAGTTTACACAAACAGGGATCCTAGTCTATTG</text:p>
      <text:p text:style-name="Preformatted_20_Text">Masked <text:s text:c="9"/>GATCCTGGATTGTCGTCTTCCTACATCATAGTTTACACAAACAGGGATCCTAGT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ATTCTTATAAAACATCTTCAGCTCTGCAAAAAAAAGAATCTTAACTGTATGTCAT</text:p>
      <text:p text:style-name="Preformatted_20_Text">Masked <text:s text:c="9"/>TCTACATTCTTATAAAACATCTTCAGCTCTGCAAAAAAAAGAATCTTAACTGTAT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GAATCTTTGCCATGTGACAGGCCTAGCCCCCTTTATCCCACCCTTTCCCCTGTGG</text:p>
      <text:p text:style-name="Preformatted_20_Text">Masked <text:s text:c="9"/>GGATTGAATCTTTGCCATGTGACAGGCCTAGCCCCCTTTATCCCACCCTTTCCCC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AGAAGAGAAGTAAGAAGGAGTTGTTGCTCACAGAATCACAGAATGGCCAGGGTTG</text:p>
      <text:p text:style-name="Preformatted_20_Text">Masked <text:s text:c="9"/>AAACCAGAAGAGAAGTAAGAAGGAGTTGTTGCTCAC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GAAGGGACCTCAAGGATCATGAATCTCCAACCCCCATGACACATGCAGGGCCATCA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ATTTAATGCTAGACCAGGCTGCCCAGGGCCATCCAATCTGGCCTTGAACACC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TGGGGCATCCACAACCTCTCTGGGCTGCCTGTTCCAGCACCTCACCACCCT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GAATTTCAAATTCAATTGTAGTTCTTTAGCAACAGTTCCAATTCCATCTTGATATC</text:p>
      <text:p text:style-name="Preformatted_20_Text">Masked <text:s text:c="9"/>NNNNNNNNNNNAAATTCAATTGTAGTTCTTTAGCAACAGTTCCAATTCCATCTTGATATC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ATAATACCTATGGAAAACCATGACACTATCCTCTTTCTGAGTCATATTTCACTGTGCTTC</text:p>
      <text:p text:style-name="Preformatted_20_Text">Masked <text:s text:c="9"/>ATAATACCTATGGAAAACCATGACACTATCCTCTTTCTGAGTCATATTTCACTGT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TTGATCCTGTACTCTCAGCCATCACTCAGTCTCTCTGCACTAACTGAGCACAGAGA</text:p>
      <text:p text:style-name="Preformatted_20_Text">Masked <text:s text:c="9"/>GACCTTGATCCTGTACTCTCAGCCATCACTCAGTCTCTCTGCACTAACTGAGCA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CTGAGAAACAGATATCCGAAAGTCCAACTGCAAAGTCCAGAAAGTTACAGCTAGT</text:p>
      <text:p text:style-name="Preformatted_20_Text">Masked <text:s text:c="9"/>ACAGGCTGAGAAACAGATATCCGAAAGTCCAACTGCAAAGTCCAGAAAGTTACAG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AATGAGTAATAGCTACGTCTTTGAAGGCACTGTTCAGCCATATAATAAGCTCACT</text:p>
      <text:p text:style-name="Preformatted_20_Text">Masked <text:s text:c="9"/>CAGCTAATGAGTAATAGCTACGTCTTTGAAGGCACTGTTCAGCCATATAATAAGC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TTGCTTGTAGGAGGCACATTATCCTGCAGTTTAGATGTGGAAGAGGTAGCTTCTG</text:p>
      <text:p text:style-name="Preformatted_20_Text"><text:soft-page-break/>Masked <text:s text:c="9"/>AATAGTTGCTTGTAGGAGGCACATTATCCTGCAGTTTAGATGTGGAAGAGGTAGC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AAACAACTACAGGCAAAGCAGGCAAAGCTGAGTCACTTCTGTCTTATTTCAAAGT</text:p>
      <text:p text:style-name="Preformatted_20_Text">Masked <text:s text:c="9"/>AACAGAAACAACTACAGGCAAAGCAGGCAAAGCTGAGTCACTTCTGTCTTATTT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TGTAGTGCTAATAGGATACGTCTGTTTTTACCAATTGCCTTGTGTGTATTCATA</text:p>
      <text:p text:style-name="Preformatted_20_Text">Masked <text:s text:c="9"/>AGTTAATGTAGTGCTAATAGGATACGTCTGTTTTTACCAATTGCCTTGTGTGTATT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TATAAACTCAAGAGCAGAGAATCTATAAAGGAAGGACAAAATCAATAGAATCACA</text:p>
      <text:p text:style-name="Preformatted_20_Text">Masked <text:s text:c="9"/>TAGTTTATAAACTCAAGAGCAGAGAATCTATAAAGGAAGGACAAAATCAATA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AATCATAGAATCATCAAACTTGGAAAAGACCTCCAACATCATCTAGTCTAACCATT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TCACCAATATTTTCTTTCTAAAAGTACTTAGCACTTGACCATTTCCGACATTCACGA</text:p>
      <text:p text:style-name="Preformatted_20_Text">Masked <text:s text:c="9"/>NNNTCACCAATATTTTCTTTCTAAAAGTACTTAGCACTTGACCATTTCCGACATTCACGA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GTCAGTTGGAAATACCAATATCAGCATTATTTTTCAAGAAGCTTCGCAATGCGAAGGACA</text:p>
      <text:p text:style-name="Preformatted_20_Text">Masked <text:s text:c="9"/>GTCAGTTGGAAATACCAATATCAGCATTATTTTTCAAGAAGCTTCGCAATGCGAAG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TTGAAAGGGTTTCCCAAGACACAAACAAAAATATCTGATGCTCAATCTGTGGTGC</text:p>
      <text:p text:style-name="Preformatted_20_Text">Masked <text:s text:c="9"/>AGAAATTGAAAGGGTTTCCCAAGACACAAACAAAAATATCTGATGCTCAATCTGTG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GTTGTAAAATTAGTTCCACCTAAAATTAGTTCCTGCTGAGTGCAACCATCGAGAA</text:p>
      <text:p text:style-name="Preformatted_20_Text">Masked <text:s text:c="9"/>TTGAAGTTGTAAAATTAGTTCCACCTAAAATTAGTTCCTGCTGAGTGCAACCATC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TTATTAAAAGATTATCATTGAAATTTTTTAAATATTCCCCACATCAAAGTACTGT</text:p>
      <text:p text:style-name="Preformatted_20_Text">Masked <text:s text:c="9"/>GTTCATTATTAAAAGATTATCATTGAAATTTTTTAAATATTCCCCACATCAAAGT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TGCAAAAAGAAGTGATATTATAGATATCAGAGATTGGTGTTACATAGTATCTCCC</text:p>
      <text:p text:style-name="Preformatted_20_Text">Masked <text:s text:c="9"/>ATTAGTGCAAAAAGAAGTGATATTATAGATATCAGAGATTGGTGTTACATAGTAT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TGAACATAGTGTTCCGTGAGCTCCACAGCATAGTTCTTGTTGGAGTTCTTGTTTC</text:p>
      <text:p text:style-name="Preformatted_20_Text">Masked <text:s text:c="9"/>TCAAGTGAACATAGTGTTCCGTGAGCTCCACAGCATAGTTCTTGTTGGAGTTCTTG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GTTATTCCTGCCATATAAGCAGAAGTAAAGGAGCTTAAAACTGGAAGTAATAGTT</text:p>
      <text:p text:style-name="Preformatted_20_Text">Masked <text:s text:c="9"/>TTTGGGTTATTCCTGCCATATAAGCAGAAGTAAAGGAGCTTAAAACTGGAAGTAAT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CTTCTGTATCCACATCGACAGTGAATCAACAGGATTTGAATATACTTCTTGGAAC</text:p>
      <text:p text:style-name="Preformatted_20_Text">Masked <text:s text:c="9"/>TTTACCTTCTGTATCCACATCGACAGTGAATCAACAGGATTTGAATATACTTCTT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AATGATACACCAACCAGAAAAAAAAAAAAAGAAAAAAAATCACTTTTTAGCCTTG</text:p>
      <text:p text:style-name="Preformatted_20_Text">Masked <text:s text:c="9"/>CTGTTAATGATACACCAACCAGNNNNNNNNNNNNNNNNNNNNNNTCACTTTTTAGCCTTG</text:p>
      <text:p text:style-name="Preformatted_20_Text"><text:s text:c="16"/>********************** <text:s text:c="21"/>****************</text:p>
      <text:p text:style-name="Preformatted_20_Text"/>
      <text:p text:style-name="Preformatted_20_Text"><text:soft-page-break/>Unmasked <text:s text:c="7"/>TGACTGCCGTGGAAAGGTGATTTGACAAAATAGGCCATGGTTTCATTGCAACATAAATAA</text:p>
      <text:p text:style-name="Preformatted_20_Text">Masked <text:s text:c="9"/>TGACTGCCGTGGAAAGGTGATTTGACAAAATAGGCCATGGTTTCATTGCAACAT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CTATTATATAATTCAGGTTAAACTGCAAAGCACCGAGTTTTTTAACTTGTCCTTT</text:p>
      <text:p text:style-name="Preformatted_20_Text">Masked <text:s text:c="9"/>CACTCCTATTATATAATTCAGGTTAAACTGCAAAGCACCGAGTTTTTTAACTTG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CATCATGTTTTAGAATACAACAACGGTTGTAACATAGCATATATTAAAGGTTAAAA</text:p>
      <text:p text:style-name="Preformatted_20_Text">Masked <text:s text:c="9"/>CTCCCATCATGTTTTAGAATACAACAACGGTTGTAACATAGCATATATTAAAGG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GAGACTGTGAGAAGAGATTCTGAAATTGTTAATGGTTGCAGTTAGTGTAGAGTCTTC</text:p>
      <text:p text:style-name="Preformatted_20_Text">Masked <text:s text:c="9"/>TCCGAGACTGTGAGAAGAGATTCTGAAATTGTTAATGGTTGCAGTTAGTGTAGAG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GGAAGGAATAACTGCAATATCAGTACAGGCTGGGACATGACCTGCTGGAGAGGAG</text:p>
      <text:p text:style-name="Preformatted_20_Text">Masked <text:s text:c="9"/>AGCTGGGAAGGAATAACTGCAATATCAGNNNNNNNNNNNNNNNNNNNNNNNNNNNNNNNN</text:p>
      <text:p text:style-name="Preformatted_20_Text"><text:s text:c="16"/>**************************** <text:s text:c="31"/></text:p>
      <text:p text:style-name="Preformatted_20_Text"/>
      <text:p text:style-name="Preformatted_20_Text">Unmasked <text:s text:c="7"/>CCCTGTGGAGAAGGACCTGGGTGTCCTGGTGGACAGCAGGTTGGCAATGAGCCAGC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CTGGTGTCCAAGAAGGCCAATGGCATCCTGGGGTACATTATAAAGGAGTGTG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TCAAGGGAGGTGATCCTCGCCCCTCTACTCTGCCCTGCTCAGCCCTAACCT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TGTAACCAGTTCTGGGCTCCCTCGTACAAAAAAGACAGGGATCTCCTGAAAAGA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GGAGGGACACAAAGACGACAGAGGGCCTGGAGCATCTCCTCTGTAAAGAAAA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GACCTGGGTCTGTTCAGCACTGAGAAAAGAAGATTGAGAGGGGATCTTACTTA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AAGTAATGTAAGTGAGGGAGTCAAAGTGACACGGCCAACCTCTTTTCAGTGGT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ACAGAACAAGCAATATGGCCATAAAATTGAACATAGGATGTTCCACACAGATAT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GAACTTCTTTACAGTGAGGATAATGGAGCACTGGAACAGGCTGTCCAGGGGGG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ATCTCCTTACCTGTAGATATTCAAGACTCACCAGTACACCTACCTATGCAG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GTAGGGAGCCTGCTTTGCTTGCTGGACTTGATGACCTCTGGAGGCCTCTTCCAACC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TTCTGTGATTCTCTGATTGTACTAGATATTAATTATCACGGAAGCTCATGAAAGAG</text:p>
      <text:p text:style-name="Preformatted_20_Text">Masked <text:s text:c="9"/>NNNNNNNNNNNNNNNNCTGATTGTACTAGATATTAATTATCACGGAAGCTCATGAAAGAG</text:p>
      <text:p text:style-name="Preformatted_20_Text"><text:s text:c="32"/>********************************************</text:p>
      <text:p text:style-name="Preformatted_20_Text"/>
      <text:p text:style-name="Preformatted_20_Text">Unmasked <text:s text:c="7"/>TGCGGAGGGAGAATGGTGAAAGAATCATGGCAACAATCATTCAACTTGAGCCTTCATTTT</text:p>
      <text:p text:style-name="Preformatted_20_Text">Masked <text:s text:c="9"/>TGCGGAGGGAGAATGGTGAAAGAATCATGGCAACAATCATTCAACTTGAGCCTT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TTCTACATGTTTTCAAATTCAGCCATACATGTTACACCTATTCGCACCTAAAGTG</text:p>
      <text:p text:style-name="Preformatted_20_Text">Masked <text:s text:c="9"/>CTCTGTTCTACATGTTTTCAAATTCAGCCATACATGTTACACCTATTCGCACCT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GATGTCAGTTGCATATTATTAAAATATTTTTTTGTCTTGAGTTTGTCAAAGATT</text:p>
      <text:p text:style-name="Preformatted_20_Text">Masked <text:s text:c="9"/>TGAATTGATGTCAGTTGCATATTATTAAAATATTTTTTTGTCTTGAGTTTGTCAA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GACTTTCCAAAATTAATTGTGAACACTGTTTGTTTTTGTTAAGTAAACATCTTTTT</text:p>
      <text:p text:style-name="Preformatted_20_Text">Masked <text:s text:c="9"/>GCTTGACTTTCCAAAATTAATTGTGAACACTGTTTGTTTTTGTTAAGTAAACAT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AAAGTAGGCTGCTTACCACTAATATGACTTGCGCAGTTGCTACCAAATGTGTCT</text:p>
      <text:p text:style-name="Preformatted_20_Text">Masked <text:s text:c="9"/>AAAGCAAAAGTAGGCTGCTTACCACTAATATGACTTGCGCAGTTGCTACCAAATG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TGAAGTTTTTAATTCAGTGACAAGGAAGAGAAAAAAAAAAAACAATAAAAAATCA</text:p>
      <text:p text:style-name="Preformatted_20_Text">Masked <text:s text:c="9"/>GATATTGAAGTTTTTAATTCAGTGACAAGGAAGAGNNNNNNNNNNNNNNNNNNNNNNTCA</text:p>
      <text:p text:style-name="Preformatted_20_Text"><text:s text:c="16"/>*********************************** <text:s text:c="21"/>***</text:p>
      <text:p text:style-name="Preformatted_20_Text"/>
      <text:p text:style-name="Preformatted_20_Text">Unmasked <text:s text:c="7"/>CATAACATTGACAAGGCCTAAATTGTTCAGTTCCCAGTTATTTTCTTTGACAGTTTAAGG</text:p>
      <text:p text:style-name="Preformatted_20_Text">Masked <text:s text:c="9"/>CATAACATTGACAAGGCCTAAATTGTTCAGTTCCCAGTTATTTTCTTTGACAGTTT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ATCTTGTAAAGGCCCTTTGCTACCCTCTATCCCGGGAAAGCTCATGGTACTCATG</text:p>
      <text:p text:style-name="Preformatted_20_Text">Masked <text:s text:c="9"/>AAGAGATCTTGTAAAGGCCCTTTGCTACCCTCTATCCCGGGAAAGCTCATGGTAC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TGAGCTAGGTGAATACCCAAAGAGTCACAGATACCTGCTGCAAGTCTTTTGTTCA</text:p>
      <text:p text:style-name="Preformatted_20_Text">Masked <text:s text:c="9"/>GTAAATGAGCTAGGTGAATACCCAAAGAGTCACAGATACCTGCTGCAAGTCTTTT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GTTAACAGTGAGAGCAGGACATTGCTTGGAGCTGAGATGTTTTTTAGGAAAGGGT</text:p>
      <text:p text:style-name="Preformatted_20_Text">Masked <text:s text:c="9"/>GAAGGGTTAACAGTGAGAGCAGGACATTGCTTGGAGCTGAGATGTTTTTTAGGAAA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TTTGCTTCTCCAAACTAAAAACAAATGAGCTGGCAGGTGTTTAACACATGAAAA</text:p>
      <text:p text:style-name="Preformatted_20_Text">Masked <text:s text:c="9"/>TTCTGTTTTGCTTCTCCAAACTAAAAACAAATGAGCTGGCAGGTGTTTAACACA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GAGAAGGTTGCATGTGAAGGCATGGGGAGCACAGAAACATCTCTTTCTCCCTCCAA</text:p>
      <text:p text:style-name="Preformatted_20_Text">Masked <text:s text:c="9"/>GAGTGAGAAGGTTGCATGTGAAGGCATGGGGAGCACAGAAACATCTCTTTCTCCC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TTTGCACAACTGCTGGTGAGTGATTTGCATGTTCTTGAACTTTATTTTTCTTCCC</text:p>
      <text:p text:style-name="Preformatted_20_Text">Masked <text:s text:c="9"/>CAGAGTTTGCACAACTGCTGGTGAGTGATTTGCATGTTCTTGAACTTTATTTTTCTTC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GCAGAGGTGGGGAAGGACATGTTGAGGAAAAAGGGAAGTTAGGGGCGTTTTGCTAAGG</text:p>
      <text:p text:style-name="Preformatted_20_Text">Masked <text:s text:c="9"/>AGGCAGAGGTGGGGAAGGACATGTTGAGGAAAAAGGGAAGTTAGGGGCGTTTTGCT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TGTTCCTCTTGCTTTTCCACTTCTTCTTCCTGCTGGTAACAGCAGCTGGGGGCAT</text:p>
      <text:p text:style-name="Preformatted_20_Text">Masked <text:s text:c="9"/>ATGTNNNNNNNNNNNNNNNNNNNNNNNNNNNNNNNNGCTGGTAACAGCAGCTGGGGGCAT</text:p>
      <text:p text:style-name="Preformatted_20_Text"><text:s text:c="16"/>**** <text:s text:c="31"/>************************</text:p>
      <text:p text:style-name="Preformatted_20_Text"/>
      <text:p text:style-name="Preformatted_20_Text">Unmasked <text:s text:c="7"/>GCTGAGGGGAAAGCCAGGCCAAATAGTTCCCCACCAAAACATTTATACTGGGGTATATGT</text:p>
      <text:p text:style-name="Preformatted_20_Text">Masked <text:s text:c="9"/>GCTGAGGGGAAAGCCAGGCCAAATAGTTCCCCACCAAAACATTTATACTGGGGT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GGTAACTGAAATAACTTCTTCTGTATGAAAGCTGCTTCCTCCCTCATGTCCCATCA</text:p>
      <text:p text:style-name="Preformatted_20_Text">Masked <text:s text:c="9"/>GGGAGGTAACTGAAATAACTTCTTCTGTATGAAAGCTGCTTCCTCCCTCATGTCC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GCTGAGGGGGAAGCCGAGGCAGCAGATAATTCCCCACTTGACCATGTATACTCCT</text:p>
      <text:p text:style-name="Preformatted_20_Text">Masked <text:s text:c="9"/>TATCTGCTGAGGGGGAAGCCGAGGCAGCAGATAATTCCCCACTTGACCATGTATA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ACAACCAAATACTGCCTTCCCCCACTTCAGGATTGCTCTCTTCTCCTTTTCCTGC</text:p>
      <text:p text:style-name="Preformatted_20_Text">Masked <text:s text:c="9"/>CACTTACAACCAAATACTGCCTTCCCCCACTTCAGGATTGCTCTCTTCTCCTTTT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GGACACAGTAACTACTAAAGGTGGCCATGCCAAGGTCCCAGCCTTTCAGGTCCCA</text:p>
      <text:p text:style-name="Preformatted_20_Text">Masked <text:s text:c="9"/>TTCCAGGACACAGTAACTACTAAAGGTGGCCATGCCAAGGTCCCAGCCTTTCAGG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GTCATAGGGCCTTCCCTGGCATTTTGAGTCTGGGCAGGGATAATGAAGGTGGGGCA</text:p>
      <text:p text:style-name="Preformatted_20_Text">Masked <text:s text:c="9"/>GCCAGTCATAGGGCCTTCCCTGGCATTTTGAGTCTGGGCAGGGATAATGAAGGTGG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GGACCAGGCTCTGCTGAGTGCATGGTAGGGACAGAGGGAGCACAGCTTTGTGAAG</text:p>
      <text:p text:style-name="Preformatted_20_Text">Masked <text:s text:c="9"/>GGGCAGGACCAGGCTCTGCTGAGTGCATGGTAGGGACAGAGGGAGCACAGCTTTG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ACAAATAGCTGCCCACTACTTCCCAGCTGTCAGAGCTCCTTTCCCAACACAAAATG</text:p>
      <text:p text:style-name="Preformatted_20_Text">Masked <text:s text:c="9"/>GGAGACAAATAGCTGCCCACTACTTCCCAGCTGTCAGAGCTCCTTTCCCAACAC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GGCCCAACTCACTGTAGCCCTGCCATGCTGCTCCACCCTCTTTCTTATCCCATTTT</text:p>
      <text:p text:style-name="Preformatted_20_Text">Masked <text:s text:c="9"/>TCCCGGCCCAACTCACTGTAGCCCTGCCATGCTGCTCCACCCTCTTTCTTATCC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AGCCTTCCCCTCACCTACTGATTCTAGCAGCTTCCTGCCTCGCATGCCTTACCAAG</text:p>
      <text:p text:style-name="Preformatted_20_Text">Masked <text:s text:c="9"/>CTATAGCCTTCCCCTCACCTACTGATTCTAGCAGCTTCCTGCCTCGCATGCCTTAC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CCCTCAGGCCCGTGGACAGAATATCTGAACGTCCTTCCCACGAGCCCAGAGCACAC</text:p>
      <text:p text:style-name="Preformatted_20_Text">Masked <text:s text:c="9"/>ATGGCCCTCAGGCCCGTGGACAGAATATCTGAACGTCCTTCCCACGAGCCCAGAGC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GAAAACTCACAGTCAGCTTAACACACATCACCTGCTATTTAGCTCATTAAACCC</text:p>
      <text:p text:style-name="Preformatted_20_Text">Masked <text:s text:c="9"/>ACTACTGAAAACTCACAGTCAGCTTAACACACATCACCTGCTATTTAGCTCATTAA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TCAAGCTGCCATCTTTGCCAGCTGTGCCCCTCAGCAAGGCACGAACTGTGGTGTG</text:p>
      <text:p text:style-name="Preformatted_20_Text"><text:soft-page-break/>Masked <text:s text:c="9"/>TCTAATCAAGCTGCCATCTTTGCCAGCTGTGCCCCTCAGCAAGGCACGAACTGTG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GAAGTTAGGGGCAATGTGGTGCATCTGAGCATGTCAGGGCTGTTGGCCAACACAGTA</text:p>
      <text:p text:style-name="Preformatted_20_Text">Masked <text:s text:c="9"/>CGGGAAGTTAGGGGCAATGTGGTGCATCTGAGCATGTCAGGGCTGTTGGCCAACA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CTGCAATCAAGAGAGTTTTTCTGGTGCCTGTGGACCATTTATTAAAGGCTCGGCAT</text:p>
      <text:p text:style-name="Preformatted_20_Text">Masked <text:s text:c="9"/>GGCCCTGCAATCAAGAGAGTTTTTCTGGTGCCTGTGGACCATTTATTAAAGGCTC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CTAGTCAAGAGACGGGTTTTGCATCCAAACACAGGTTTTGCTAATGTTTCATCA</text:p>
      <text:p text:style-name="Preformatted_20_Text">Masked <text:s text:c="9"/>TCCCATCTAGTCAAGAGACGGGTTTTGCATCCAAACACAGGTTTTGCTAATGTT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ATGTTAGGGTCTGAGCCAACAGAGCTCAGGTCAAGCTATAAAAAAAAAAAAAAAA</text:p>
      <text:p text:style-name="Preformatted_20_Text">Masked <text:s text:c="9"/>ATGAAATGTTAGGGTCTGAGCCAACAGAGCTCAGGTCAAGCTAT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ACTTCTGTCTTTTCAAATATAAAATTGTTTTGTACTACAGTTTTACATCAGCTTTTGATG</text:p>
      <text:p text:style-name="Preformatted_20_Text">Masked <text:s text:c="9"/>NCTTCTGTCTTTTCAAATATAAAATTGTTTTGTACTACAGTTTTACATCAGCTTTTGATG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TTCACTAGAAGACCTATGCTCTGAAAGGAGTGGTTTAGTGCAGTGCTTACAGCCAAGCTG</text:p>
      <text:p text:style-name="Preformatted_20_Text">Masked <text:s text:c="9"/>TTCACTAGAAGACCTATGCTCTGAAAGGAGTGGTTTAGTGCAGTGCTTACAGCCA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CAAGGACAAGAACGTGACTGTGACACTCTGGAGTACAATGGGCTTTCCTACATGG</text:p>
      <text:p text:style-name="Preformatted_20_Text">Masked <text:s text:c="9"/>ATCCACAAGGACAAGAACGTGACTGTGACACTCTGGAGTACAATGGGCTTTCCTA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CATTTTCTTTACGAAGTTTATCGGGCATGGGGAAGTTCTGACATCATCTTTTGC</text:p>
      <text:p text:style-name="Preformatted_20_Text">Masked <text:s text:c="9"/>CAGAAACATTTTCTTTACGAAGTTTATCGGGCATGGGGAAGTTCTGACATCATCT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TTCTTCAGTTTTCAAAAGCTGCCTCCCATTAGTATAAAGAGATCTTGAGATGGTA</text:p>
      <text:p text:style-name="Preformatted_20_Text">Masked <text:s text:c="9"/>CTTCTTTCTTCAGTTTTCAAAAGCTGCCTCCCATTAGTATAAAGAGATCTTGAGA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ATTCAACACTTTCAAGGTTATAAGGATTTAATTATGGCAGTCTAAAAGAACCACA</text:p>
      <text:p text:style-name="Preformatted_20_Text">Masked <text:s text:c="9"/>ATTATATTCAACACTTTCAAGGTTATAAGGATTTAATTATGGCAGTCTAAAAGAA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AACTTGATGCGCTTTCAGGGTATCCTGCCTGTCAGCTGTCCACAAATAATATCTG</text:p>
      <text:p text:style-name="Preformatted_20_Text">Masked <text:s text:c="9"/>GCATCAACTTGATGCGCTTTCAGGGTATCCTGCCTGTCAGCTGTCCACAAATAAT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CCCAGCTGTTGCCATATATATGACAGTGCATTTAGACATGAGACAATGCTGTTAA</text:p>
      <text:p text:style-name="Preformatted_20_Text">Masked <text:s text:c="9"/>GGAAGCCCAGCTGTTGCCATATATATGACAGTGCATTTAGACATGAGACAATGCTG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CATGACCACATCAAACTTGTGTCAGAAATACTAAAACTGCTTTCAAATATCAAC</text:p>
      <text:p text:style-name="Preformatted_20_Text">Masked <text:s text:c="9"/>TTTGCTCATGACCACATCAAACTTGTGTCAGAAATACTAAAACTGCTTTCAAATAT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GGAATTGGAATGGCACACATTTCAGGAAGTCTGGCCCTGTCTTGCAGACACAAAG</text:p>
      <text:p text:style-name="Preformatted_20_Text">Masked <text:s text:c="9"/>TTTGTGGAATTGGAATGGCACACATTTCAGGAAGTCTGGCCCTGTCTTGCAGACACAA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ACACAGTCTGGTCTGACAAGAAATATAGCAATAAAAACAGAAACTCCTGCCAGTGTT</text:p>
      <text:p text:style-name="Preformatted_20_Text">Masked <text:s text:c="9"/>ATAACACAGTCTGGTCTGACAAGAAATATAGCAATAAAAACAGAAACTCCTGCC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TATCAAATTTCTACTGAAAATCAGGTACTTTCCAAAATGACTCTGTAACTGGAT</text:p>
      <text:p text:style-name="Preformatted_20_Text">Masked <text:s text:c="9"/>CATGAATATCAAATTTCTACTGAAAATCAGGTACTTTCCAAAATGACTCTGTAAC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CCATGGATACCTGTCATGGGCAGCAGCTGTATGGCACACACTCTCAGCACTGCTC</text:p>
      <text:p text:style-name="Preformatted_20_Text">Masked <text:s text:c="9"/>CATAGCCATGGATACCTGTCATGGGCAGCAGCTGTATGGCACACACTCTCAGCAC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GATTGGCATAGCAGTGCTAAGCAGGCATATTAACTCATTGCCTTGTCTTTTGACTA</text:p>
      <text:p text:style-name="Preformatted_20_Text">Masked <text:s text:c="9"/>CCAGGATTGGCATAGCAGTGCTAAGCAGGCATATTAACTCATTGCCTTGTCTTTT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GAATTGTTGAAATGTTATCTCCCAGGAGTGGCATGAAACTAGGTAGACTAACCCT</text:p>
      <text:p text:style-name="Preformatted_20_Text">Masked <text:s text:c="9"/>TGGTAGAATTGTTGAAATGTTATCTCCCAGGAGTGGCATGAAACTAGGTAGACTAA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AACAGGAATGTGCAACTGATTTTCAGCAGGAAAAATACATAATCTCTTCTGCTGA</text:p>
      <text:p text:style-name="Preformatted_20_Text">Masked <text:s text:c="9"/>CTGAGAACAGGAATGTGCAACTGATTTTCAGCAGGAAAAATACATAATCTCTTCT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GGTCTGCCACTAGGTGGCAAAAGACCTATGGGAATTACGAGGAGACTGGAAGACAG</text:p>
      <text:p text:style-name="Preformatted_20_Text">Masked <text:s text:c="9"/>ACCTGGTCTGCCACTAGGTGGCAAAAGACCTATGGGAATTACGAGGAGACTGGAA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TGCGAAAAACTGACTTGTTTTTCTTAAGCACTCGACATATCTACGTGCAATTTAC</text:p>
      <text:p text:style-name="Preformatted_20_Text">Masked <text:s text:c="9"/>GCTTCTGCGAAAAACTGACTTGTTTTTCTTAAGCACTCGACATATCTACGTGCAA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GGTGGAACACCTATTTCTGACCTAGGAAGTGGACTGCCAGGCTTGCTTTATTGA</text:p>
      <text:p text:style-name="Preformatted_20_Text">Masked <text:s text:c="9"/>ATTACAGGTGGAACACCTATTTCTGACCTAGGAAGTGGACTGCCAGGCTTGCTT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GTGCACCTGTCCGAAGGGGCTCTCCCATGAACATTTTGTAGATGTGGTTTAAGGA</text:p>
      <text:p text:style-name="Preformatted_20_Text">Masked <text:s text:c="9"/>TATTAGTGCACCTGTCCGAAGGGGCTCTCCCATGAACATTTTGTAGATGTGGTT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CTGGCCAAAAAAATTAATTTCTGTGTTGTTCATCTCCCAGTCTCCCTCTCAGTCAA</text:p>
      <text:p text:style-name="Preformatted_20_Text">Masked <text:s text:c="9"/>TTACCTGGCCAAAAAAATTAATTTCTGTGTTGTTCATCTCCCAGTCTCCCTCTCA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TATTCCATCAGACCTGTTTTGGAATCACATTGATCACTAAGATCAACGAAATGA</text:p>
      <text:p text:style-name="Preformatted_20_Text">Masked <text:s text:c="9"/>TTGTGTTATTCCATCAGACCTGTTTTGGAATCACATTGATCACTAAGATCAACGA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GCTAAAACAACATGGAAAGCAAAAAAGTTATGAGTTATTATTTTTTTTCTTAATA</text:p>
      <text:p text:style-name="Preformatted_20_Text">Masked <text:s text:c="9"/>AGCATGCTAAAACAACATGGAAAGCAAAAAAGTTATGAGTTATTATTTTTTTTCT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CACCTCTCCAGTTCACAGCATATCGAGTAAGGATACCAACAGAGCCGTGGCTGT</text:p>
      <text:p text:style-name="Preformatted_20_Text">Masked <text:s text:c="9"/>TAATTTCACCTCTCCAGTTCACAGCATATCGAGTAAGGATACCAACAGAGCCGTG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ATCATGACTGTGACATTCTTTGTGAGCACTGACCTGGAAGCCCAAAGCTGTTCA</text:p>
      <text:p text:style-name="Preformatted_20_Text">Masked <text:s text:c="9"/>AACAAGATCATGACTGTGACATTCTTTGTGAGCACTGACCTGGAAGCCCAAAGCTGTT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CAGTTGTGACTGACTGGCATTCTAGAGTGAAGAACAACACCAAAGTATGAAAGTTGCT</text:p>
      <text:p text:style-name="Preformatted_20_Text">Masked <text:s text:c="9"/>GACAGTTGTGACTGACTGGCATTCTAGAGTGAAGAACAACACCAAAGTATGAAAG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TAAACTTAAAGCAGAGCAAGTCAGAGGCACTTTTTCTCCCTTTTATCTTTTGTC</text:p>
      <text:p text:style-name="Preformatted_20_Text">Masked <text:s text:c="9"/>TAAACTTAAACTTAAAGCAGAGCAAGTCAGAGGCACTTTTTCTCCCTTTTATCTT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ATGACAAAATAAACAATTAAGCAGCCATTTTTTCGAAAGATATGTGGAAACCAAA</text:p>
      <text:p text:style-name="Preformatted_20_Text">Masked <text:s text:c="9"/>TATTTATGACAAAATAAACAATTAAGCAGCCATTTTTTCGAAAGATATGTGGAAA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GTAAATGCTCTATTAACAAAAAGCACATAAGACTGCAGTGATAAATGTTGCACT</text:p>
      <text:p text:style-name="Preformatted_20_Text">Masked <text:s text:c="9"/>ATTTGAGTAAATGCTCTATTAACAAAAAGCACATAAGACTGCAGTGATAAATGTT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GATTTGGAAAGTCATTGTTATACTGGGCTTTAGATACCAGTTCTGGTCTACACCAA</text:p>
      <text:p text:style-name="Preformatted_20_Text">Masked <text:s text:c="9"/>TGAGGATTTGGAAAGTCATTGTTATACTGGGCTTTAGATACCAGTTCTGGTCTAC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GAATGGCATGCTTACTACGCAAGAAGATACTATCTTTATTTGATATGTTTGTCAT</text:p>
      <text:p text:style-name="Preformatted_20_Text">Masked <text:s text:c="9"/>TTCTGGAATGGCATGCTTACTACGCAAGAAGATACTATCTTTATTTGATATGTTT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AATGTGTGAAGTTGTTACTGCTGCTTCTGCTTCTATTTTTGCAGAAAGTAGAAAA</text:p>
      <text:p text:style-name="Preformatted_20_Text">Masked <text:s text:c="9"/>GCTTAAATGTGTGAAGTTGTTACTGCTGCTTCTGCTTCTATTTTTGCAGAAAGT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CGTACAAAACAGCTCCAGTGTGCTTTCAGGCTTGCAGGTTCATGTTCCTTAAAAT</text:p>
      <text:p text:style-name="Preformatted_20_Text">Masked <text:s text:c="9"/>AAGAACGTACAAAACAGCTCCAGTGTGCTTTCAGGCTTGCAGGTTCATGTTCCT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TTCTTTCAGATTCTTTCTTCAGATAAAAATAACTAATTCCCCCAAAGTACTCAGA</text:p>
      <text:p text:style-name="Preformatted_20_Text">Masked <text:s text:c="9"/>ATTAATTCTTTCAGATTCTTTCTTCAGATAAAAATAACTAATTCCCCCAAAGTAC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ACTCCACTCTACGTGGAAGAAATAGAGGGGATCCAGGAAGCTATTGCACCTGCAA</text:p>
      <text:p text:style-name="Preformatted_20_Text">Masked <text:s text:c="9"/>AACATACTCCACTCTACGTGGAAGAAATAGAGGGGATCCAGGAAGCTATTGCAC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AAATGAATCATACACATTGTAGATGAGCAACGTTCACAGCACTTTTGCAGCCTAA</text:p>
      <text:p text:style-name="Preformatted_20_Text">Masked <text:s text:c="9"/>GTATAAAATGAATCATACACATTGTAGATGAGCAACGTTCACAGCACTTTTGCAG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GATTTTCAATGTTTTTATTGCAATTCATTTTCTCAACAGCATTCTATCAATTAGG</text:p>
      <text:p text:style-name="Preformatted_20_Text">Masked <text:s text:c="9"/>ACTGTGATTTTCAATGTTTTTATTGCAATTCATTTTCTCAACAGCATTCTATCAA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CTTTACAACTGTGCAGTGGATGAAAGAGAAGACAGGAACTCTCTAGCACTCAGAG</text:p>
      <text:p text:style-name="Preformatted_20_Text">Masked <text:s text:c="9"/>AATGTCTTTACAACTGTGCAGTGGATGAAAGAGAAGACAGGAACTCTCTAGCACT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AGAGGAGTTCATTCTTTGAACACTGTATGCCTGATAATGTGAGCCATAACTTGC</text:p>
      <text:p text:style-name="Preformatted_20_Text">Masked <text:s text:c="9"/>CTGCAAAGAGGAGTTCATTCTTTGAACACTGTATGCCTGATAATGTGAGCCATAAC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GTGTTTACCAGTGCGAAATGACTATATTGTTACATATAGCACTGTAAAACAGTTGT</text:p>
      <text:p text:style-name="Preformatted_20_Text">Masked <text:s text:c="9"/>AGTAGTGTTTACCAGTGCGAAATGACTATATTGTTACATATAGCACTGTAAAACAGTT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CAGTCTGCCAAATAGAATAGCAAGTTACAAAGTCCAATCTGCTTTAAGACTAATGATAA</text:p>
      <text:p text:style-name="Preformatted_20_Text">Masked <text:s text:c="9"/>GCAGTCTGCCAAATAGAATAGCAAGTTACAAAGTCCAATCTGCTTTAAGACTAATG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TCATCACTTTGCAATCAATGTGTACTTTCACAAATAAATATGAGTTTATAAATCA</text:p>
      <text:p text:style-name="Preformatted_20_Text">Masked <text:s text:c="9"/>AAGCTTCATCACTTTGCAATCAATGTGTACTTTCACAAATAAATATGAGTTTATA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AGGGCATAGCAGAATAAATAGCATGAAGAATATTGCTCAGATCTGCATTTCTCCC</text:p>
      <text:p text:style-name="Preformatted_20_Text">Masked <text:s text:c="9"/>AATACAGGGCATAGCAGAATAAATAGCATGAAGAATATTGCTCAGATCTGCATTT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GAAAAAAAAACATTGATGTAATTTTAAAAAATTGTTTTCAGTGGCAAGTAACAAA</text:p>
      <text:p text:style-name="Preformatted_20_Text">Masked <text:s text:c="9"/>ACTAAGAAAAAAAAACATTGATGTAATTTTAAAAAATTGTTTTCAGTGGCAAGT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AGAAAGTAGCAGTATTTTTATCTCAAATAAGCTTCCTCTAATAGTCTTCTGAACT</text:p>
      <text:p text:style-name="Preformatted_20_Text">Masked <text:s text:c="9"/>TACAGAGAAAGTAGCAGTATTTTTATCTCAAATAAGCTTCCTCTAATAGTCTTCT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AAATAGAAATGTTTGTAAAAGTAATCCAGAAATGTCAAGCACGTCCAATGCTTTA</text:p>
      <text:p text:style-name="Preformatted_20_Text">Masked <text:s text:c="9"/>AGCTAAAATAGAAATGTTTGTAAAAGTAATCCAGAAATGTCAAGCACGTCCAATG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AGACATTCAAAAAAAAAAAAAAAAAAAAAAAAAAAAAAAAAAAAAAAAGANAAAA</text:p>
      <text:p text:style-name="Preformatted_20_Text">Masked <text:s text:c="9"/>ATTATAGACATTCNNNNNNNNNNNNNNNNNNNNNNNNNNNNNNNNNNNNNNNNNNNNNNN</text:p>
      <text:p text:style-name="Preformatted_20_Text"><text:s text:c="16"/>************* <text:s text:c="41"/>* <text:s text:c="3"/></text:p>
      <text:p text:style-name="Preformatted_20_Text"/>
      <text:p text:style-name="Preformatted_20_Text">Unmasked <text:s text:c="7"/>AAAAAAAAAAAAAAAAAAAAAAAACGCAGAAGAAGAAGTGATGAATAATGAGGAAGAACC</text:p>
      <text:p text:style-name="Preformatted_20_Text">Masked <text:s text:c="9"/>NNNNNNNNNNNNNNNNNNNNNNNNCGCAGAAGAAGAAGTGATGAATAATGAGGAAGAACC</text:p>
      <text:p text:style-name="Preformatted_20_Text"><text:s text:c="40"/>************************************</text:p>
      <text:p text:style-name="Preformatted_20_Text"/>
      <text:p text:style-name="Preformatted_20_Text">Unmasked <text:s text:c="7"/>AAACAACGTCTAGTGAAGCTCAAAGACAGATTTTTTCATCTGCAATCTCATTACCATTCA</text:p>
      <text:p text:style-name="Preformatted_20_Text">Masked <text:s text:c="9"/>AAACAACGTCTAGTGAAGCTCAAAGACAGATTTTTTCATCTGCAATCTCATTAC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CCAGAAACTGAGCTGTATTTAGCAGAGGGTTGTGCCTTATGTTTTGGATTTATCT</text:p>
      <text:p text:style-name="Preformatted_20_Text">Masked <text:s text:c="9"/>GAGCTCCAGAAACTGAGCTGTATTTAGCAGAGGGTTGTGCCTTATGTTTTGGATTT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ACAAACCCAGGTTTGGAGTTTCTCATAAAGCTCATTTTCTCAGTATCAATTTTCT</text:p>
      <text:p text:style-name="Preformatted_20_Text">Masked <text:s text:c="9"/>TCAGCACAAACCCAGGTTTGGAGTTTCTCATAAAGCTCATTTTCTCAGTATCA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TATATCATACTTTAAAGTCTTTTATTTGTGCCGTAAACTGAGAGGCAAAAGGGTG</text:p>
      <text:p text:style-name="Preformatted_20_Text">Masked <text:s text:c="9"/>TATCCTATATCATACTTTAAAGTCTTTTATTTGTGCCGTAAACTGAGAGGCAAAAG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GGAAAAAAAAAAAAAAAAAAAAAGAGTATGATCATAATTTAAAAACAACAACAAAAA</text:p>
      <text:p text:style-name="Preformatted_20_Text">Masked <text:s text:c="9"/>ACGGG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CTCTGTTAAAGCAAAAGCTTTAGAAAAAATGGACAGCAGAATGTCTTGAGAAACTACTGG</text:p>
      <text:p text:style-name="Preformatted_20_Text">Masked <text:s text:c="9"/>NTCTGTTAAAGCAAAAGCTTTAGAAAAAATGGACAGCAGAATGTCTTGAGAAACTACTGG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CAAAAATGGGAGCAAAAAAAACATGTTAGCTGACGTCTTAGGTTGATGAGTAGGAATGGA</text:p>
      <text:p text:style-name="Preformatted_20_Text"><text:soft-page-break/>Masked <text:s text:c="9"/>CAAAAATGGGAGCAAAAAAAACATGTTAGCTGACGTCTTAGGTTGATGAGTAGGA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TGAGTCTTGTTCGCAGCAGGTGGTTAGACTTCATGACCCAAGAGGTCGATATGCT</text:p>
      <text:p text:style-name="Preformatted_20_Text">Masked <text:s text:c="9"/>TGCAGTGAGTCTTGTTCGCAGCAGGTGGTTAGACTTCATGACCCAAGAGGTCGAT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AAATTTTTAATTCCCACAAATATTTCCTTAAATACTGTTCTGTAAAATTAAAGC</text:p>
      <text:p text:style-name="Preformatted_20_Text">Masked <text:s text:c="9"/>TTCTTTAAATTTTTAATTCCCACAAATATTTCCTTAAATACTGTTCTGTAAAATTA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CGTACCAATATAGCTTTATGGGACTGCAATATGGTAAATGCAATGCTGGAGCTTA</text:p>
      <text:p text:style-name="Preformatted_20_Text">Masked <text:s text:c="9"/>TTGTACGTACCAATATAGCTTTATGGGACTGCAATATGGTAAATGCAATGCTGGA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CTCTTAAGATACCATGTCATGAATATAGCTAGTGGCAACAGCCAGTCTGAACATA</text:p>
      <text:p text:style-name="Preformatted_20_Text">Masked <text:s text:c="9"/>CACTGCTCTTAAGATACCATGTCATGAATATAGCTAGTGGCAACAGCCAGTCTGA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GTTCCCTTTTCCTCTGCCACTTCTTACCTAATATCCTGAGGACAGCAGCTTTTTT</text:p>
      <text:p text:style-name="Preformatted_20_Text">Masked <text:s text:c="9"/>TTTTAGTTCCCTTTTCCTCTGCCACTTCTTACCTAATATCCTGAGGACAGCAGC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TGGTCATGATAATAAAAACCACAAGCAAAGCCTCTCTTAGGCAAGCTCTCTGAGA</text:p>
      <text:p text:style-name="Preformatted_20_Text">Masked <text:s text:c="9"/>TCTACTGGTCATGATAATAAAAACCACAAGCAAAGCCTCTCTTAGGCAAGCTCT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TCCTCTTAGCAAACACAATAGGCTGCTAATGTGACAGACTCCGTGGATTGTCTCA</text:p>
      <text:p text:style-name="Preformatted_20_Text">Masked <text:s text:c="9"/>AGAACTCCTCTTAGCAAACACAATAGGCTGCTAATGTGACAGACTCCGTGGATTG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GGAGCTCCTTTTTCTGCTTGTATCAAAATATTGGAGAGCTTTGGGAAGTCCAGGT</text:p>
      <text:p text:style-name="Preformatted_20_Text">Masked <text:s text:c="9"/>TTGAGGGAGCTCCTTTTTCTGCTTGTATCAAAATATTGGAGAGCTTTGGGAAGTCC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GTTGTACTTGTTTATCTAATAAATAAAAGCGTAAAGTTCAAGAAAAAAAAATATA</text:p>
      <text:p text:style-name="Preformatted_20_Text">Masked <text:s text:c="9"/>AAATTGTTGTACTTGTTTATCTAATAAATAAAAGCGTAAAGTTCAAGAAAAAAA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AATACAAGATATTATATATGACCTTGTATATGTGGAAATTCTATTGTAAAATTTT</text:p>
      <text:p text:style-name="Preformatted_20_Text">Masked <text:s text:c="9"/>TAAACAATACAAGATATTATATATGACCTTGTATATGTGGAAATTCTATTGTAAA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CAACTAGTTGTCCAGATGAAAAGTTGCGAAGTTGACGAAACTGTCTTTTCTCTCTC</text:p>
      <text:p text:style-name="Preformatted_20_Text">Masked <text:s text:c="9"/>CTTGCAACTAGTTGTCCAGATGAAAAGTTGCGAAGTTGACGAAACTGTCTTTTCT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TTTGTGTTTGGTTGCCTCAGTTTTTACTAAAAGCAGCCCTACTTTAAGTGACATT</text:p>
      <text:p text:style-name="Preformatted_20_Text">Masked <text:s text:c="9"/>CAAGGTTTGTGTTTGGTTGCCTCAGTTTTTACTAAAAGCAGCCCTACTTTAAGTG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TGAAGACTAAGAGAAATGAGGGGCAATTAGAGGCAATTATTTTGTAGATAGAA</text:p>
      <text:p text:style-name="Preformatted_20_Text">Masked <text:s text:c="9"/>TGCATTTTGAAGACTAAGAGAAATGAGGGGCAATTAGAGGCAATTATTTTGTAGA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AATCATCTAGCTACAACTCAGCTCAATCTTTTTGTATTATTTGTGGCTGTTGGTT</text:p>
      <text:p text:style-name="Preformatted_20_Text">Masked <text:s text:c="9"/>TCATAAATCATCTAGCTACAACTCAGCTCAATCTTTTTGTATTATTTGTGGCTGTTGG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GGAGGTATCTTTTTTTACATATATCATACTCTGAATTGAGATATCAGTGAGTTTCAATG</text:p>
      <text:p text:style-name="Preformatted_20_Text">Masked <text:s text:c="9"/>TGGAGGTATCTTTTTTTACATATATCATACTCTGAATTGAGATATCAGTGAGTTTC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CAGAGATATTAAAAATACTGCAAGTATTTTTTTGTAGTGGGTCATGGAAGATATT</text:p>
      <text:p text:style-name="Preformatted_20_Text">Masked <text:s text:c="9"/>TATATCAGAGATATTAAAAATACTGCAAGTATTTTTTTGTAGTGGGTCATGGAA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TCCAGTGGAGCTTCAGAACAGTATTTTTTGGCTTAACACTGCACAAAATGTCC</text:p>
      <text:p text:style-name="Preformatted_20_Text">Masked <text:s text:c="9"/>TTTTCTTTCCAGTGGAGCTTCAGAACAGTATTTTTTGGCTTAACACTGCACAAAAT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ATCATTCAGGATCTTGAAATTCTAGAAGTAGTGGTAGGATCTTTTCAGTGGCAA</text:p>
      <text:p text:style-name="Preformatted_20_Text">Masked <text:s text:c="9"/>TTTAAAATCATTCAGGATCTTGAAATTCTAGAAGTAGTGGTAGGATCTTTTCAGT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TGCGGTTTCTTTTTTCCTTGAGATTCAGACAAGTTCTGTTAGCTTTAGTAGAATA</text:p>
      <text:p text:style-name="Preformatted_20_Text">Masked <text:s text:c="9"/>GAACTTGCGGTTTCTTTTTTCCTTGAGATTCAGACAAGTTCTGTTAGCTTTAGT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GTCAAATTAAAGATTCTTATAAGGTAGTCGCTTTACACAGAATGGAATGGAAGT</text:p>
      <text:p text:style-name="Preformatted_20_Text">Masked <text:s text:c="9"/>ATCAGAGTCAAATTAAAGATTCTTATAAGGTAGTCGCTTTACACAGAATGGAATG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CTGTTCTCATTTTTCTGCAACATTATGTATTTGGTCTTAGGATTACAGGAAAGA</text:p>
      <text:p text:style-name="Preformatted_20_Text">Masked <text:s text:c="9"/>ATTACACTGTTCTCATTTTTCTGCAACATTATGTATTTGGTCTTAGGATTACAGG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AAACATTACAACAGAGGGACAAAAGAGGTTTAGTGGAATACGCTGTGGAAAAGAT</text:p>
      <text:p text:style-name="Preformatted_20_Text">Masked <text:s text:c="9"/>TGAGAAAACATTACAACAGAGGGACAAAAGAGGTTTAGTGGAATACGCTGTGGAA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ATACTGTGTGGTCAGGTTGTCTCAGTTTGACAACCACACGTCTGTATGAATGTGC</text:p>
      <text:p text:style-name="Preformatted_20_Text">Masked <text:s text:c="9"/>ACAGAATACTGTGTGGTCAGGTTGTCTCAGTTTGACAACCACACGTCTGTATGAA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TCATTTGCTGGGATCAGATATTTAAAAAAAATTTATCAAGAAGACAAAGAGGCTG</text:p>
      <text:p text:style-name="Preformatted_20_Text">Masked <text:s text:c="9"/>TACTTTCATTTGCTGGGATCAGATATTTAAAAAAAATTTATCAAGAAGACAAAGAG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CCTTTCTCCAAGGAATCCCATAGATTTCCATCTATCCTGTCCTGCAGACCTGTTGA</text:p>
      <text:p text:style-name="Preformatted_20_Text">Masked <text:s text:c="9"/>TTGGCCTTTCTCCAAGGAATCCCATAGATTTCCATCTATCCTGTCCTGCAGACCTG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CTTTCAAGAATAACTGCTGCCCTTTCAGTATTTCCTATCTGAAATATAGGGCTCA</text:p>
      <text:p text:style-name="Preformatted_20_Text">Masked <text:s text:c="9"/>AAAGCCTTTCAAGAATAACTGCTGCCCTTTCAGTATTTCCTATCTGAAATATAGGG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CTACAATCTGCCATTCTTTTTATTTGAGCAGGTGCTGTCTTTCTGCTTGTTTTTC</text:p>
      <text:p text:style-name="Preformatted_20_Text">Masked <text:s text:c="9"/>TTACTCTACAATCTGCCATTCTTTTTATTTGAGCAGGTGCTGTCTTTCTGCTTG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TCTGCTGTGTACATCTGTAGGTACAGAAAACTGCAATATCTTGACTCCACTTTCC</text:p>
      <text:p text:style-name="Preformatted_20_Text">Masked <text:s text:c="9"/>ACACTTCTGCTGTGTACATCTGTAGGTACAGAAAACTGCAATATCTTGACTCCAC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TTGAACTCTTAATTAAAAGAAGCTTTATTTAACTAGTTATTACAACCAGAGTCAA</text:p>
      <text:p text:style-name="Preformatted_20_Text">Masked <text:s text:c="9"/>AAATGTTGAACTCTTAATTAAAAGAAGCTTTATTTAACTAGTTATTACAACCAGAGTC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CAAGTAACTTGAAAATTATTTGTCTCTTCCAAAAATAAAAAAAAGTGCTGTACAATGG</text:p>
      <text:p text:style-name="Preformatted_20_Text">Masked <text:s text:c="9"/>GACAAGTAACTTGAAAATTATTTGTCTCTTCCAAAAATAAAAAAAAGTGCTGTAC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TGAAATCTCTCTGTCTGGAAAAAGAAATAGTCAAGCAAAATTTATCATTAATAT</text:p>
      <text:p text:style-name="Preformatted_20_Text">Masked <text:s text:c="9"/>TAATTTTGAAATCTCTCTGTCTGGAAAAAGAAATAGTCAAGCAAAATTTATCATT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AACACTAGGATTTTATGCAAACAGCGAAACTCCCTCAATCCATACACTTCTGTAG</text:p>
      <text:p text:style-name="Preformatted_20_Text">Masked <text:s text:c="9"/>AGAACAACACTAGGATTTTATGCAAACAGCGAAACTCCCTCAATCCATACACTTC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AAATTAGGCTTTTATGTTGCCAACTGACTTTCAGATCTGTTTTTATCTTTAATTT</text:p>
      <text:p text:style-name="Preformatted_20_Text">Masked <text:s text:c="9"/>AACCTAAATTAGGCTTTTATGTTGCCAACTGACTTTCAGATCTGTTTTTATCTT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GTTATTTTCTTCACCTTTTTTTCCCCACACCTTCTGCATTATATCTTGTCCATG</text:p>
      <text:p text:style-name="Preformatted_20_Text">Masked <text:s text:c="9"/>GCATTAGTTATTTTCTTCACCTTTTTTTCCCCACACCTTCTGCATTATATCTTGT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AGAGCTCAATTCCTTCAGAGGTTAGCAGCTTTTGTAATTTTTTTCACAATAACTGA</text:p>
      <text:p text:style-name="Preformatted_20_Text">Masked <text:s text:c="9"/>GATTAGAGCTCAATTCCTTCAGAGGTTAGCAGCTTTTGTAATTTTTTTCACAATA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CACGTATGCACACTTTTATTCTTAAAATGATAGCTTTGTAAACTTTTTTTGTTAC</text:p>
      <text:p text:style-name="Preformatted_20_Text">Masked <text:s text:c="9"/>GTTCACACGTATGCACACTTTTATTCTTAAAATGATAGCTTTGTAAACTTTTTTTG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GAAAACTCAACAATATTTAATTTGGTTTCAATACTATGAGTTTTTTAAAAACCT</text:p>
      <text:p text:style-name="Preformatted_20_Text">Masked <text:s text:c="9"/>TTTCTAGAAAACTCAACAATATTTAATTTGGTTTCAATACTATGAGTTTTTTAAA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TCATTTGTTAATAGAAATAAAAAAAGCTAGTGGTGAGAAGCAAAGAGTTTTTTCCT</text:p>
      <text:p text:style-name="Preformatted_20_Text">Masked <text:s text:c="9"/>GCTATCATTTGTTAATAGAAATAAAAAAAGCTAGTGGTGAGAAGCAAAGAGTTT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AACCATATCTATATGTCTTTTGAAGAATTGCACAATTCCTTGTACAGGGTACAGT</text:p>
      <text:p text:style-name="Preformatted_20_Text">Masked <text:s text:c="9"/>TTATAAACCATATCTATATGTCTTTTGAAGAATTGCACAATTCCTTGTACAGGG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ACATTTAATTTGCTGAACTAAAAATCATATGTGCACATCTGCTGTTGCCTTCATT</text:p>
      <text:p text:style-name="Preformatted_20_Text">Masked <text:s text:c="9"/>AACACACATTTAATTTGCTGAACTAAAAATCATATGTGCACATCTGCTGTTGCCT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AGTAGTGCTATTTACTCAAAGAGAAAGCAACCACAGGGGGAAGCTGAAGTGAAAT</text:p>
      <text:p text:style-name="Preformatted_20_Text">Masked <text:s text:c="9"/>GATCCAGTAGTGCTATTTACTCAAAGAGAAAGCAACCACAGGGGGAAGCTGAAGT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CTGGATTCATCAAGATGGAAACGAAATAATATATATTTATTTTTGTTTTGTTTT</text:p>
      <text:p text:style-name="Preformatted_20_Text">Masked <text:s text:c="9"/>ACTCTTCTGGATTCATCAAGATGGAAACGAAATAATATATATTTATTTTTGTTT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AGGTTGCCAGTTCAGACTGACATTTTCAGAGAAAATTTGGGAAAAAATAGATTTG</text:p>
      <text:p text:style-name="Preformatted_20_Text">Masked <text:s text:c="9"/>TAATCAGGTTGCCAGTTCAGACTGACATTTTCAGAGAAAATTTGGGAAAAAATAG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TTTTACTTTTGTTATCTATGTTGTAAATAATGGAGAATTGCACTTGTACATTAAAG</text:p>
      <text:p text:style-name="Preformatted_20_Text">Masked <text:s text:c="9"/>GAATTTTTACTTTTGTTATCTATGTTGTAAATAATGGAGAATTGCACTTGTACATTAA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TAAATGTAATCTACTCTTCGAAGAATTCTGTGCAAATGTATCTTCATATCTGTGTGAG</text:p>
      <text:p text:style-name="Preformatted_20_Text">Masked <text:s text:c="9"/>TGTAAATGTAATCTACTCTTCGAAGAATTCTGTGCAAATGTATCTTCATATCTGT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CTGAAGGAACTGGAAAATGGGAAAGCATACTTATGCAATTCTCCTTGATCAATA</text:p>
      <text:p text:style-name="Preformatted_20_Text">Masked <text:s text:c="9"/>TCCTATCTGAAGGAACTGGAAAATGGGAAAGCATACTTATGCAATTCTCCTTGAT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GAACCAAAACCAGATCATTTTTCTAGATACGAATCAAACACATTTAAATGCATCC</text:p>
      <text:p text:style-name="Preformatted_20_Text">Masked <text:s text:c="9"/>CATGGGAACCAAAACCAGATCATTTTTCTAGATACGAATCAAACACATTTAAATGC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CCTGCAAAGAAATTATTACTATGTACCTTGTTCTGCTTCCAGCAGTTTAGAAGGT</text:p>
      <text:p text:style-name="Preformatted_20_Text">Masked <text:s text:c="9"/>ATCTCCCTGCAAAGAAATTATTACTATGTACCTTGTTCTGCTTCCAGCAGTTTAG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CTTAGAAATATTTTGTACTGAGTCTCAGAGAATGCAAACAGAAAGTTAGAATATT</text:p>
      <text:p text:style-name="Preformatted_20_Text">Masked <text:s text:c="9"/>GAATGCTTAGAAATATTTTGTACTGAGTCTCAGAGAATGCAAACAGAAAGTTAG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AGTACTTCTTGCATGAGACTCCTCTGTCTAACATGCACATTGCACTTTGGGTAGG</text:p>
      <text:p text:style-name="Preformatted_20_Text">Masked <text:s text:c="9"/>ACCTAAGTACTTCTTGCATGAGACTCCTCTGTCTAACATGCACATTGCACTTTGG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TGGGGTAAACTTAATCCAGTTTCACAATCTTTTCAAGTTCCTGTTTCATTAAGTA</text:p>
      <text:p text:style-name="Preformatted_20_Text">Masked <text:s text:c="9"/>AAAGATGGGGTAAACTTAATCCAGTTTCACAATCTTTTCAAGTTCCTGTTTCATT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TATTGTATGTGCTAATGGAAAAGGTAACTGCTGTCCCTTCTGGGAAGGGAAATGC</text:p>
      <text:p text:style-name="Preformatted_20_Text">Masked <text:s text:c="9"/>CAACATATTGTATGTGCTAATGGAAAAGGTAACTGCTGTCCCTTCTGGGAAGGGA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AGCAGAGATCACTAATAAAAGAATCTCTTTATCCTAGTTCTCCATCTGTCTACC</text:p>
      <text:p text:style-name="Preformatted_20_Text">Masked <text:s text:c="9"/>AAAAACAGCAGAGATCACTAATAAAAGAATCTCTTTATCCTAGTTCTCCATCTGTC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GTTAGATTGCAGCTTAGAATCCTCAATACAGCTCCTGTTATACTTTTATTAAAT</text:p>
      <text:p text:style-name="Preformatted_20_Text">Masked <text:s text:c="9"/>TGAACAGTTAGATTGCAGCTTAGAATCCTCAATACAGCTCCTGTTATACTTTTA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AATGATTATATACATCATAGAGAAGCAGAAAGATTTCTCAGTTTCTTACTCTCCT</text:p>
      <text:p text:style-name="Preformatted_20_Text">Masked <text:s text:c="9"/>CAGGAAATGATTATATACATCATAGAGAAGCAGAAAGATTTCTCAGTTTCTTAC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TTGTTAGAGTGCTACCCTCACTACTTAGCTCACTGTGAGAGAGGTTATGTTGTTGA</text:p>
      <text:p text:style-name="Preformatted_20_Text">Masked <text:s text:c="9"/>TTGATTGTTAGAGTGCTACCCTCACTACTTAGCTCACTGTGAGAGAGGTTATGTTG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AGCCCCTCTACATCTCCAGAAGCCTGTTTTTTATGAGCTTGTACATCTGTTTGTT</text:p>
      <text:p text:style-name="Preformatted_20_Text">Masked <text:s text:c="9"/>TTGTAAGCCCCTCTACATCTCCAGAAGCCTGTTTTTTATGAGCTTGTACATCTGT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CAATATTTGAAATCTGTTCACAGTGCCAGGAAGGCATTTTTTAAAACAAATCAAT</text:p>
      <text:p text:style-name="Preformatted_20_Text">Masked <text:s text:c="9"/>AAGGACAATATTTGAAATCTGTTCACAGTGCCAGGAAGGCATTTTTTAAAACAAA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TAGGTAGTCCTTACAGAAAATAAACAGTCCTGACAGGGCAGTAGTGGATTGTTTA</text:p>
      <text:p text:style-name="Preformatted_20_Text"><text:soft-page-break/>Masked <text:s text:c="9"/>TGATGTAGGTAGTCCTTACAGAAAATAAACAGTCCTGACAGGGCAGTAGTGGATTG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CTTTGAAAGCCTGTATGAATGCAATTGATCTTGTTATTGCCAGGATATAAAAAAGT</text:p>
      <text:p text:style-name="Preformatted_20_Text">Masked <text:s text:c="9"/>ATGCCTTTGAAAGCCTGTATGAATGCAATTGATCTTGTTATTGCCAGGATATAAA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GAAACTGCACATCACAACAAGAAAAGTTTCTTAAAAACCATATTTCCAACTTCCG</text:p>
      <text:p text:style-name="Preformatted_20_Text">Masked <text:s text:c="9"/>TCTCAGAAACTGCACATCACAACAAGAAAAGTTTCTTAAAAACCATATTTCCAACTTC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TTTACATGCTGAATATCTGTTATCCCAAACATTCATTTTATCACAGCTTAGTACA</text:p>
      <text:p text:style-name="Preformatted_20_Text">Masked <text:s text:c="9"/>AAAGGTTTACATGCTGAATATCTGTTATCCCAAACATTCATTTTATCACAGCTT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CTTTCCTTAATGGAAAAAATTGGATGGAAGAAAGAAGAATCAATTAACTCCTATA</text:p>
      <text:p text:style-name="Preformatted_20_Text">Masked <text:s text:c="9"/>AAATGCTTTCCTTAATGGAAAAAATTGGATGGAAGAAAGAAGAATCAATTAACTC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CAAAAGAAATAAGCTTCTGAGATGGCCAAGCTATTGATTAGATTGTCATTTACAA</text:p>
      <text:p text:style-name="Preformatted_20_Text">Masked <text:s text:c="9"/>ACTTTCAAAAGAAATAAGCTTCTGAGATGGCCAAGCTATTGATTAGATTGTCATT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GAATACTTAAAACACTGTATTTTTGATGGTTTACATTTTGCTACTGAAGTTTAAA</text:p>
      <text:p text:style-name="Preformatted_20_Text">Masked <text:s text:c="9"/>GTTCTGAATACTTAAAACACTGTATTTTTGATGGTTTACATTTTGCTACTGAAGTTT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AAAACAAAGAAACAATTAAAAAAACAAAAACAAAAAACATGCAGTAGTCCTGATTCAAGA</text:p>
      <text:p text:style-name="Preformatted_20_Text">Masked <text:s text:c="9"/>NNNNNNNNNNNNNNNNNNNNNNNNNNNNNNNNNNNNNNNTGCAGTAGTCCTGATTCAAGA</text:p>
      <text:p text:style-name="Preformatted_20_Text"><text:s text:c="55"/>*********************</text:p>
      <text:p text:style-name="Preformatted_20_Text"/>
      <text:p text:style-name="Preformatted_20_Text">Unmasked <text:s text:c="7"/>GAGATCAAAGCCAGAAGTTTTTGTTATTCTTTCTGGCATTGAAATCAGCCTAATTTTCTC</text:p>
      <text:p text:style-name="Preformatted_20_Text">Masked <text:s text:c="9"/>GAGATCAAAGCCAGAAGTTTTTGTTATTCTTTCTGGCATTGAAATCAGCCTAATT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GTGGGTAAAATCAGTGCTTTGTGAGGTTTTATGTGAGAAATCTTGAATGATTAGT</text:p>
      <text:p text:style-name="Preformatted_20_Text">Masked <text:s text:c="9"/>ATTATGTGGGTAAAATCAGTGCTTTGTGAGGTTTTATGTGAGAAATCTTGAATGA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ATATATGTGTATCTATGCAGTGTGACTGTGTGTGTGTCTGAGGACATGTATAGCA</text:p>
      <text:p text:style-name="Preformatted_20_Text">Masked <text:s text:c="9"/>GATATATATATGTGTATCTATGCAGTGTGACTGTGTGTGTGTCTGAGGACATGT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CAACCAGTAGATAGCTTAAGCCTGATAATCTCCATAGTACATGTGCATTTCCTCC</text:p>
      <text:p text:style-name="Preformatted_20_Text">Masked <text:s text:c="9"/>ACCAGCAACCAGTAGATAGCTTAAGCCTGATAATCTCCATAGTACATGTGCATTT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CTACAAGAGAAAAAGAGATAATCGAGTACTCTGGGGATAGGTTTCAAACTGTTTT</text:p>
      <text:p text:style-name="Preformatted_20_Text">Masked <text:s text:c="9"/>CTTTCCTACAAGAGAAAAAGAGATAATCGAGTACTCTGGGGATAGGTTTCAAAC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TGCTTTTCTTTTAAGTAGCTCTGTAGTACAATGTAGTTTGGAAAGACTGAATTTCTT</text:p>
      <text:p text:style-name="Preformatted_20_Text">Masked <text:s text:c="9"/>GGCTGCTTTTCTTTTAAGTAGCTCTGTAGTACAATGTAGTTTGGAAAGACTGAA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GGATTGAAAGACTGAAAAAAGTTAAATTTATGTTGCAGAAGTCACAAGTGAAACTA</text:p>
      <text:p text:style-name="Preformatted_20_Text">Masked <text:s text:c="9"/>GGTGGGATTGAAAGACTGAAAAAAGTTAAATTTATGTTGCAGAAGTCACAAGTGAAAC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CCAGCTTATCAGGAAATTCATAACATGACAGAACCAAACAGAAGGTAAAAGGAGTAGA</text:p>
      <text:p text:style-name="Preformatted_20_Text">Masked <text:s text:c="9"/>CTCCAGCTTATCAGGAAATTCATAACATGACAGAACCAAACAGAAGGTAAAAGGAG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CACAGTTCAGAAGATCTTGTTAATGAAGTTAAAAAATTACTGAATGCTCACTGAAA</text:p>
      <text:p text:style-name="Preformatted_20_Text">Masked <text:s text:c="9"/>CAACCACAGTTCAGAAGATCTTGTTAATGAAGTTAAAAAATTACTGAATGCTC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GTACTGGCTGAAGACACAGTTCATTTGTTTATCTTATTGTAAAATATTTTTTCAGACC</text:p>
      <text:p text:style-name="Preformatted_20_Text">Masked <text:s text:c="9"/>CCGTACTGGCTGAAGACACAGTTCATTTGTTTATCTTATTGTAAAATATTTTTTCAG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GTACTGTACTGGATAGTGATAATCTTTGTTTCTAAACAAAGAATTTAGAGCAGTT</text:p>
      <text:p text:style-name="Preformatted_20_Text">Masked <text:s text:c="9"/>ATTATGTACTGTACTGGATAGTGATAATCTTTGTTTCTAAACAAAGAATTTAGA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CTATAACATCTCTGCTTCATTTTGACCTTCCTGCATAAAATGGATTTCACCTAGT</text:p>
      <text:p text:style-name="Preformatted_20_Text">Masked <text:s text:c="9"/>ACTAGCTATAACATCTCTGCTTCATTTTGACCTTCCTGCATAAAATGGATTTCAC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CCTATCAATCAGTTCTGACACCACTGTCTGCTGGCAAAGGAGCAGCCCCTGCTGCT</text:p>
      <text:p text:style-name="Preformatted_20_Text">Masked <text:s text:c="9"/>ACAACCTATCAATCAGTTCTGACACCACTGTCTGCTGGCAAAGGAGCAGCCCCTG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ACAACTATAACACAAGAGTGGACCCAGGCCATTGTGGTGTGACTACCTCACTTCCC</text:p>
      <text:p text:style-name="Preformatted_20_Text">Masked <text:s text:c="9"/>GGTGACAACTATAACACAAGAGTGGACCCAGGCCATTGTGGTGTGACTACCTCACT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CAGATCTTTTACTGAACTGTGTAACAACTGCACTGAATCAAACTGTATTCAGCT</text:p>
      <text:p text:style-name="Preformatted_20_Text">Masked <text:s text:c="9"/>TTTGCTCAGATCTTTTACTGAACTGTGTAACAACTGCACTGAATCAAACTGTATT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CTCAGTTCATATTGAAGGCTGATCCTGAAATAGAGCTGTCCAATTAAAACATCT</text:p>
      <text:p text:style-name="Preformatted_20_Text">Masked <text:s text:c="9"/>TTTGTTCTCAGTTCATATTGAAGGCTGATCCTGAAATAGAGCTGTCCAATTAAA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TGAAACTGAGTTTTGCCCACTTTGAACTGTTCATCTTTTTCCTTTTTGCTTACTG</text:p>
      <text:p text:style-name="Preformatted_20_Text">Masked <text:s text:c="9"/>TCTAATGAAACTGAGTTTTGCCCACTTTGAACTGTTCATCTTTTTCCTTTTTGCT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CATTTCTTCACATTTTACTCCATATATTTTCACTTTCAGTGCACCCATGTACAGT</text:p>
      <text:p text:style-name="Preformatted_20_Text">Masked <text:s text:c="9"/>GTTGTCATTTCTTCACATTTTACTCCATATATTTTCACTTTCAGTGCACCCATG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TCAGATACAAAATGGAGAACAGAAACAAGGACAAAGCAGGGGAAGGTGGAGAGCA</text:p>
      <text:p text:style-name="Preformatted_20_Text">Masked <text:s text:c="9"/>GTTTATCAGATACAAAATGGAGAACAGAAACAAGGACAAAGCAGGGGAAGGTGGA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GGAAGCAAATTGCTGAGAAGGGAAAAAAAAATCTGACACACAATCCCTCCAAAACA</text:p>
      <text:p text:style-name="Preformatted_20_Text">Masked <text:s text:c="9"/>GTAGGGAAGCAAATTGCTGAGAAGGGAAAAAAAAATCTGACACACAATCCCTCC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TTTCTGTTTATGCAACTTTCAGTTCTCCAAAGATCTTGTATGAATAACACTATT</text:p>
      <text:p text:style-name="Preformatted_20_Text">Masked <text:s text:c="9"/>GAAGACTTTCTGTTTATGCAACTTTCAGTTCTCCAAAGATCTTGTATGAATAACA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TGTACTGTGCAGGTTTCTATGCTTCTAAGCACAGGATACTCATATCTTTTGAAATA</text:p>
      <text:p text:style-name="Preformatted_20_Text">Masked <text:s text:c="9"/>CTGATGTACTGTGCAGGTTTCTATGCTTCTAAGCACAGGATACTCATATCTTTTGAAAT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TTAATTTTGAATTTGTGAATATCTTCGTGTATATATATACCAGGTGTTTACTTCCTAG</text:p>
      <text:p text:style-name="Preformatted_20_Text">Masked <text:s text:c="9"/>CTTTAATTTTGAATTTGTGAATATCTTCGTGTATATATATACCAGGTGTTTACTT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GAAAATAATCAGAAATCATGCTATGAACAAAAGGAGCTGAATGATCACTGTCTGAA</text:p>
      <text:p text:style-name="Preformatted_20_Text">Masked <text:s text:c="9"/>TTCCGAAAATAATCAGAAATCATGCTATGAACAAAAGGAGCTGAATGATCACTGT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AACCTGTCCTGAAAAATTTAAAAGATTATATAACCACAGCAAGGATACAATAAAG</text:p>
      <text:p text:style-name="Preformatted_20_Text">Masked <text:s text:c="9"/>TGCAAAACCTGTCCTGAAAAATTTAAAAGATTATATAACCACAGCAAGGATACAA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AGCTTTTCTAACCCTACAGGAAGATGTGCTACAATATCTCCACAGCCAATCAGCA</text:p>
      <text:p text:style-name="Preformatted_20_Text">Masked <text:s text:c="9"/>TGCTTAGCTTTTCTAACCCTACAGGAAGATGTGCTACAATATCTCCACAGCCAA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TACAAGCCTCAGACCAGGAAATTCTTTAAAGTACAGTATGTGTGAACATTTCAACT</text:p>
      <text:p text:style-name="Preformatted_20_Text">Masked <text:s text:c="9"/>GTACTACAAGCCTCAGACCAGGAAATTCTTTAAAGTACAGTATGTGTGAACATTT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CTTTCTCATTGTTTCTTTTTCTTTGTTATTTCTCTAT</text:p>
      <text:p text:style-name="Preformatted_20_Text">Masked <text:s text:c="9"/>GACACTTTCTCATTGTTTCTTTTTCTTTGTTATTTCTCTAT</text:p>
      <text:p text:style-name="P2"><text:s text:c="16"/>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4200540ildYE+clustalw.dnd" text:style-name="Internet_20_link" text:visited-style-name="Visited_20_Internet_20_Link">clustalw.dnd</text:a></text:p>
      <text:p text:style-name="Preformatted_20_Text"/>
      <text:p text:style-name="P2">(Unmasked:0.072004,Masked:0.072004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6:40:04.352684767</meta:creation-date>
    <dc:date>2022-04-04T17:11:09.723806435</dc:date>
    <meta:editing-duration>PT20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9" meta:paragraph-count="1692" meta:word-count="2805" meta:character-count="127533" meta:non-whitespace-character-count="103716"/>
  </office:meta>
</office:document-meta>
</file>